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1927*"/>
    </style:style>
    <style:style style:name="Tableau1.B" style:family="table-column">
      <style:table-column-properties style:column-width="8.608cm" style:rel-column-width="4709*"/>
    </style:style>
    <style:style style:name="Tableau1.C" style:family="table-column">
      <style:table-column-properties style:column-width="16.473cm" style:rel-column-width="9012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rsid="00100b2c" officeooo:paragraph-rsid="001add93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5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9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12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3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4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0fa9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43294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a715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4958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4a13c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4fa3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bd875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75c4d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81cbb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c729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278db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08e58" style:font-size-asian="8pt" style:font-size-complex="8pt"/>
    </style:style>
    <style:style style:name="P44" style:family="paragraph" style:parent-style-name="Preformatted_20_Text">
      <style:paragraph-properties fo:break-before="pag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08e58" style:font-size-asian="8pt" style:font-size-complex="8pt"/>
    </style:style>
    <style:style style:name="P45" style:family="paragraph" style:parent-style-name="Preformatted_20_Text">
      <style:paragraph-properties fo:break-before="column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49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50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5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52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5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54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55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5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5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5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59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6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0b512c" officeooo:paragraph-rsid="001add93" style:font-size-asian="8pt" style:font-weight-asian="bold" style:font-size-complex="8pt" style:font-weight-complex="bold"/>
    </style:style>
    <style:style style:name="P6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1add93" officeooo:paragraph-rsid="001add93" style:font-size-asian="8pt" style:font-weight-asian="bold" style:font-size-complex="8pt" style:font-weight-complex="bold"/>
    </style:style>
    <style:style style:name="P6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paragraph-rsid="00508e58" style:font-size-asian="8pt" style:font-weight-asian="bold" style:font-size-complex="8pt" style:font-weight-complex="bold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67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6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69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cfded" style:font-size-asian="8pt" style:font-size-complex="8pt"/>
    </style:style>
    <style:style style:name="P70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T1" style:family="text">
      <style:text-properties style:font-name="DejaVu Sans Condensed" fo:font-size="8pt" style:font-size-asian="8pt" style:font-size-complex="8pt"/>
    </style:style>
    <style:style style:name="T2" style:family="text">
      <style:text-properties officeooo:rsid="001add93"/>
    </style:style>
    <style:style style:name="T3" style:family="text">
      <style:text-properties officeooo:rsid="002132d0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ff0000" loext:opacity="100%" fo:font-weight="bold" officeooo:rsid="0021df1d" style:font-weight-asian="bold" style:font-weight-complex="bold"/>
    </style:style>
    <style:style style:name="T6" style:family="text">
      <style:text-properties fo:color="#ff0000" loext:opacity="100%" fo:font-weight="bold" officeooo:rsid="000b512c" style:font-weight-asian="bold" style:font-weight-complex="bold"/>
    </style:style>
    <style:style style:name="T7" style:family="text">
      <style:text-properties fo:color="#ff0000" loext:opacity="100%" fo:font-weight="bold" officeooo:rsid="002132d0" style:font-weight-asian="bold" style:font-weight-complex="bold"/>
    </style:style>
    <style:style style:name="T8" style:family="text">
      <style:text-properties fo:color="#ff0000" loext:opacity="100%" fo:font-weight="bold" officeooo:rsid="00508e58" style:font-weight-asian="bold" style:font-weight-complex="bold"/>
    </style:style>
    <style:style style:name="T9" style:family="text">
      <style:text-properties fo:color="#ff0000" loext:opacity="100%" fo:font-weight="bold" officeooo:rsid="004e7ca9" style:font-weight-asian="bold" style:font-weight-complex="bold"/>
    </style:style>
    <style:style style:name="T10" style:family="text">
      <style:text-properties fo:font-size="6pt" officeooo:rsid="00252667" style:font-size-asian="6pt" style:font-size-complex="6pt"/>
    </style:style>
    <style:style style:name="T11" style:family="text">
      <style:text-properties fo:font-size="6pt" officeooo:rsid="003de502" style:font-size-asian="6pt" style:font-size-complex="6pt"/>
    </style:style>
    <style:style style:name="T12" style:family="text">
      <style:text-properties fo:font-size="6pt" officeooo:rsid="003f94e3" style:font-size-asian="6pt" style:font-size-complex="6pt"/>
    </style:style>
    <style:style style:name="T13" style:family="text">
      <style:text-properties fo:font-size="6pt" officeooo:rsid="004c43b0" style:font-size-asian="6pt" style:font-size-complex="6pt"/>
    </style:style>
    <style:style style:name="T14" style:family="text">
      <style:text-properties officeooo:rsid="0027025f"/>
    </style:style>
    <style:style style:name="T15" style:family="text">
      <style:text-properties officeooo:rsid="0028d679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bcbf4"/>
    </style:style>
    <style:style style:name="T19" style:family="text">
      <style:text-properties officeooo:rsid="002d2524"/>
    </style:style>
    <style:style style:name="T20" style:family="text">
      <style:text-properties officeooo:rsid="002d6e0b"/>
    </style:style>
    <style:style style:name="T21" style:family="text">
      <style:text-properties officeooo:rsid="002f4732"/>
    </style:style>
    <style:style style:name="T22" style:family="text">
      <style:text-properties officeooo:rsid="0037ba81"/>
    </style:style>
    <style:style style:name="T23" style:family="text">
      <style:text-properties officeooo:rsid="0042b1c1"/>
    </style:style>
    <style:style style:name="T24" style:family="text">
      <style:text-properties officeooo:rsid="004306ae"/>
    </style:style>
    <style:style style:name="T25" style:family="text">
      <style:text-properties officeooo:rsid="004c6bb7"/>
    </style:style>
    <style:style style:name="T26" style:family="text">
      <style:text-properties officeooo:rsid="004d8862"/>
    </style:style>
    <style:style style:name="T27" style:family="text">
      <style:text-properties officeooo:rsid="004e7ca9"/>
    </style:style>
    <style:style style:name="T28" style:family="text">
      <style:text-properties style:font-name="DejaVu Sans Condensed" fo:font-size="8pt" style:font-size-asian="8pt" style:font-size-complex="8pt"/>
    </style:style>
    <style:style style:name="T29" style:family="text">
      <style:text-properties officeooo:rsid="00508e58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section text:style-name="Sect2" text:name="Section1">
        <text:p text:style-name="P15">root<text:tab/>=&gt;</text:p>
        <text:p text:style-name="P15"><text:tab/>=&gt; xd_high_page<text:tab/>:num_val</text:p>
        <text:p text:style-name="P15"><text:tab/>=&gt; xd_user_root<text:tab/>:<text:a xlink:type="simple" xlink:href="#user_root" text:style-name="Internet_20_link" text:visited-style-name="Visited_20_Internet_20_Link">user_root</text:a></text:p>
        <text:p text:style-name="P15"><text:tab/>=&gt; xd_source_list<text:tab/>:sourceline</text:p>
        <text:p text:style-name="P15"><text:tab/>=&gt; xd_err_count<text:tab/>:num_val</text:p>
        <text:p text:style-name="P15"><text:tab/>=&gt; spare_1<text:tab/>:void</text:p>
        <text:p text:style-name="P15"><text:tab/>;</text:p>
        <text:p text:style-name="P16">sourceline<text:tab/>=&gt;</text:p>
        <text:p text:style-name="P16"><text:tab/>=&gt; xd_number<text:tab/>:num_val</text:p>
        <text:p text:style-name="P16"><text:tab/>=&gt; xd_error_list<text:tab/>:error</text:p>
        <text:p text:style-name="P16"><text:tab/>;</text:p>
        <text:p text:style-name="P16">num_val<text:tab/>=&gt;</text:p>
        <text:p text:style-name="P16"><text:tab/>;</text:p>
        <text:p text:style-name="P16">error<text:tab/>=&gt;</text:p>
        <text:p text:style-name="P16"><text:tab/>=&gt; xd_srcpos<text:tab/>:Source_Position</text:p>
        <text:p text:style-name="P16"><text:tab/>=&gt; xd_text<text:tab/>:txtrep</text:p>
        <text:p text:style-name="P16"><text:tab/>;</text:p>
        <text:p text:style-name="P17">txtrep<text:tab/>=&gt;</text:p>
        <text:p text:style-name="P17"><text:tab/>;</text:p>
        <text:p text:style-name="P17"><text:bookmark-start text:name="user_root"/>user_root<text:bookmark-end text:name="user_root"/><text:tab/>=&gt;</text:p>
        <text:p text:style-name="P18"><text:tab/>=&gt; xd_sourcename<text:tab/>:txtrep</text:p>
        <text:p text:style-name="P18"><text:tab/>=&gt; xd_grammar<text:tab/>:void</text:p>
        <text:p text:style-name="P18"><text:tab/>=&gt; xd_statelist<text:tab/>:void</text:p>
        <text:p text:style-name="P18"><text:tab/>=&gt; xd_structure<text:tab/>:<text:a xlink:type="simple" xlink:href="#compilation" text:style-name="Internet_20_link" text:visited-style-name="Visited_20_Internet_20_Link">compilation</text:a></text:p>
        <text:p text:style-name="P18"><text:tab/>=&gt; xd_timestamp<text:tab/>:Integer</text:p>
        <text:p text:style-name="P18"><text:tab/>=&gt; spare_3<text:tab/>:void</text:p>
        <text:p text:style-name="P18"><text:tab/>;</text:p>
        <text:p text:style-name="P16"><text:bookmark-start text:name="compilation"/>compilation<text:bookmark-end text:name="compilation"/><text:tab/>=&gt;</text:p>
        <text:p text:style-name="P19"><text:tab/>=&gt; as_compltn_unit_s<text:tab/>:compltn_unit_s</text:p>
        <text:p text:style-name="P19"><text:tab/>=&gt; lx_srcpos<text:tab/>:Source_Position</text:p>
        <text:p text:style-name="P19"><text:tab/>;</text:p>
        <text:p text:style-name="P19">compltn_unit_s<text:tab/>=&gt;</text:p>
        <text:p text:style-name="P19"><text:tab/>=&gt; as_list<text:tab/>:compilation_unit</text:p>
        <text:p text:style-name="P19"><text:tab/>=&gt; lx_srcpos<text:tab/>:Source_Position</text:p>
        <text:p text:style-name="P19"><text:tab/>;</text:p>
        <text:p text:style-name="P19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10">(explications)</text:span></text:a></text:p>
        <text:p text:style-name="P19"><text:tab/>=&gt; as_context_elem_s<text:tab/>:context_elem_s</text:p>
        <text:p text:style-name="P19"><text:tab/>=&gt; as_all_decl<text:tab/>:<text:a xlink:type="simple" xlink:href="#ALL_DECL" text:style-name="Internet_20_link" text:visited-style-name="Visited_20_Internet_20_Link">ALL_DECL</text:a></text:p>
        <text:p text:style-name="P19"><text:tab/>=&gt; as_pragma_s<text:tab/>:pragma_s</text:p>
        <text:p text:style-name="P19"><text:tab/>=&gt; lx_srcpos<text:tab/>:Source_Position</text:p>
        <text:p text:style-name="P19"><text:tab/>=&gt; xd_timestamp<text:tab/>:Integer</text:p>
        <text:p text:style-name="P19"><text:tab/>=&gt; xd_with_list<text:tab/>:trans_with</text:p>
        <text:p text:style-name="P19"><text:tab/>=&gt; xd_nbr_pages<text:tab/>:Integer</text:p>
        <text:p text:style-name="P19"><text:tab/>=&gt; xd_parent<text:tab/>:compilation_unit</text:p>
        <text:p text:style-name="P19"><text:tab/>=&gt; xd_lib_name<text:tab/>:<text:a xlink:type="simple" xlink:href="#symbol_rep" text:style-name="Internet_20_link" text:visited-style-name="Visited_20_Internet_20_Link">symbol_rep</text:a></text:p>
        <text:p text:style-name="P19"><text:tab/>;</text:p>
        <text:p text:style-name="P20">context_elem_s<text:tab/>=&gt;</text:p>
        <text:p text:style-name="P20"><text:tab/>=&gt; as_list<text:tab/>:CONTEXT_ELEM</text:p>
        <text:p text:style-name="P20"><text:tab/>=&gt; lx_srcpos<text:tab/>:Source_Position</text:p>
        <text:p text:style-name="P20"><text:tab/>;</text:p>
        <text:p text:style-name="P20">pragma_s<text:tab/>=&gt;</text:p>
        <text:p text:style-name="P19"><text:tab/>=&gt; as_list<text:tab/>:pragma</text:p>
        <text:p text:style-name="P19"><text:tab/>=&gt; lx_srcpos<text:tab/>:Source_Position</text:p>
        <text:p text:style-name="P19"><text:tab/>;</text:p>
        <text:p text:style-name="P21"><text:bookmark-start text:name="symbol_rep"/>symbol_rep<text:bookmark-end text:name="symbol_rep"/><text:tab/>=&gt;</text:p>
        <text:p text:style-name="P19"><text:tab/>=&gt; xd_text<text:tab/>:txtrep</text:p>
        <text:p text:style-name="P19"><text:tab/>=&gt; xd_deflist<text:tab/>:DEF_NAME</text:p>
        <text:p text:style-name="P19"><text:tab/>;</text:p>
        <text:p text:style-name="P19">false<text:tab/>=&gt;</text:p>
        <text:p text:style-name="P15"><text:tab/>;</text:p>
        <text:p text:style-name="P15">true<text:tab/>=&gt;</text:p>
        <text:p text:style-name="P15"><text:tab/>;</text:p>
        <text:p text:style-name="P15">nil<text:tab/>=&gt;</text:p>
        <text:p text:style-name="P15"><text:tab/>;</text:p>
        <text:p text:style-name="P15">list<text:tab/>=&gt;</text:p>
        <text:p text:style-name="P15"><text:tab/>=&gt; xd_head<text:tab/>:void</text:p>
        <text:p text:style-name="P15"><text:tab/>=&gt; xd_tail<text:tab/>:void</text:p>
        <text:p text:style-name="P15"><text:tab/>;</text:p>
        <text:p text:style-name="P15">hash<text:tab/>=&gt;</text:p>
        <text:p text:style-name="P15"><text:tab/>=&gt; xd_list<text:tab/>:symbol_rep</text:p>
        <text:p text:style-name="P15"><text:tab/>;</text:p>
        <text:p text:style-name="P15">void<text:tab/>=&gt;</text:p>
        <text:p text:style-name="P15"><text:tab/>;</text:p>
        <text:p text:style-name="P15"/>
        <text:p text:style-name="P52"><text:bookmark-start text:name="ALL_DECL"/><text:span text:style-name="T6">ALL_DECL</text:span><text:bookmark-end text:name="ALL_DECL"/><text:span text:style-name="T6"> &gt; </text:span><text:bookmark-start text:name="ITEM"/><text:span text:style-name="T7">ITEM</text:span><text:bookmark-end text:name="ITEM"/></text:p>
        <text:p text:style-name="P22"><text:bookmark-start text:name="subprogram_body"/>subprogram_body<text:bookmark-end text:name="subprogram_body"/><text:tab/>=&gt;</text:p>
        <text:p text:style-name="P22"><text:tab/>=&gt; as_source_name<text:tab/>:SOURCE_NAME</text:p>
        <text:p text:style-name="P22"><text:tab/>=&gt; as_body<text:tab/>:<text:a xlink:type="simple" xlink:href="#BODY" text:style-name="Internet_20_link" text:visited-style-name="Visited_20_Internet_20_Link">BODY</text:a></text:p>
        <text:p text:style-name="P22"><text:tab/>=&gt; as_header<text:tab/>:<text:a xlink:type="simple" xlink:href="#procedure_spec" text:style-name="Internet_20_link" text:visited-style-name="Visited_20_Internet_20_Link">HEADER</text:a></text:p>
        <text:p text:style-name="P22"><text:tab/>=&gt; lx_srcpos<text:tab/>:Source_Position</text:p>
        <text:p text:style-name="P22"><text:tab/>;</text:p>
        <text:p text:style-name="P23">package_decl<text:tab/>=&gt;</text:p>
        <text:p text:style-name="P23"><text:tab/>=&gt; as_source_name<text:tab/>:SOURCE_NAME</text:p>
        <text:p text:style-name="P23"><text:tab/>=&gt; as_header<text:tab/>:<text:a xlink:type="simple" xlink:href="#package_spec" text:style-name="Internet_20_link" text:visited-style-name="Visited_20_Internet_20_Link">HEADER</text:a></text:p>
        <text:p text:style-name="P23"><text:tab/>=&gt; as_unit_kind<text:tab/>:UNIT_KIND</text:p>
        <text:p text:style-name="P23"><text:tab/>=&gt; lx_srcpos<text:tab/>:Source_Position</text:p>
        <text:p text:style-name="P23"><text:tab/>;</text:p>
        <text:p text:style-name="P23">package_body<text:tab/>=&gt;</text:p>
        <text:p text:style-name="P23"><text:tab/>=&gt; as_source_name<text:tab/>:SOURCE_NAME</text:p>
        <text:p text:style-name="P23"><text:tab/>=&gt; as_body<text:tab/>:<text:a xlink:type="simple" xlink:href="#BODY" text:style-name="Internet_20_link" text:visited-style-name="Visited_20_Internet_20_Link">BODY</text:a></text:p>
        <text:p text:style-name="P23"><text:tab/>=&gt; lx_srcpos<text:tab/>:Source_Position</text:p>
        <text:p text:style-name="P23"><text:tab/>;</text:p>
        <text:p text:style-name="P23">subprog_entry_decl<text:tab/>=&gt;</text:p>
        <text:p text:style-name="P23"><text:tab/>=&gt; as_source_name<text:tab/>:SOURCE_NAME</text:p>
        <text:p text:style-name="P23"><text:tab/>=&gt; as_header<text:tab/>:<text:a xlink:type="simple" xlink:href="#procedure_spec" text:style-name="Internet_20_link" text:visited-style-name="Visited_20_Internet_20_Link">HEADER</text:a></text:p>
        <text:p text:style-name="P23"><text:tab/>=&gt; as_unit_kind<text:tab/>:UNIT_KIND</text:p>
        <text:p text:style-name="P23"><text:tab/>=&gt; lx_srcpos<text:tab/>:Source_Position</text:p>
        <text:p text:style-name="P23"><text:tab/>;</text:p>
        <text:p text:style-name="P23">generic_decl<text:tab/>=&gt;</text:p>
        <text:p text:style-name="P23"><text:tab/>=&gt; as_source_name<text:tab/>:SOURCE_NAME</text:p>
        <text:p text:style-name="P23"><text:tab/>=&gt; as_header<text:tab/>:HEADER</text:p>
        <text:p text:style-name="P23"><text:tab/>=&gt; as_item_s<text:tab/>:item_s</text:p>
        <text:p text:style-name="P23"><text:tab/>=&gt; lx_srcpos<text:tab/>:Source_Position</text:p>
        <text:p text:style-name="P23"><text:tab/>;</text:p>
        <text:p text:style-name="P24"><text:bookmark-start text:name="number_decl"/>number_decl<text:bookmark-end text:name="number_decl"/><text:tab/>=&gt;<text:tab/><text:a xlink:type="simple" xlink:href="#explications_number_decl" text:style-name="Internet_20_link" text:visited-style-name="Visited_20_Internet_20_Link"><text:span text:style-name="T25">(explications)</text:span></text:a></text:p>
        <text:p text:style-name="P24"><text:tab/>=&gt; as_source_name_s<text:tab/>:source_name_s</text:p>
        <text:p text:style-name="P24"><text:tab/>=&gt; as_exp<text:tab/>:EXP</text:p>
        <text:p text:style-name="P24"><text:tab/>=&gt; lx_srcpos<text:tab/>:Source_Position</text:p>
        <text:p text:style-name="P24"><text:tab/>;</text:p>
        <text:p text:style-name="P24">type_decl<text:tab/>=&gt;</text:p>
        <text:p text:style-name="P25"><text:tab/>=&gt; as_source_name<text:tab/>:SOURCE_NAME</text:p>
        <text:p text:style-name="P25"><text:tab/>=&gt; as_dscrmt_decl_s<text:tab/>:dscrmt_decl_s</text:p>
        <text:p text:style-name="P25"><text:tab/>=&gt; as_type_def<text:tab/>:<text:a xlink:type="simple" xlink:href="#TYPE_DEF" text:style-name="Internet_20_link" text:visited-style-name="Visited_20_Internet_20_Link">TYPE_DEF</text:a></text:p>
        <text:p text:style-name="P25"><text:tab/>=&gt; lx_srcpos<text:tab/>:Source_Position</text:p>
        <text:p text:style-name="P25"><text:tab/>;</text:p>
        <text:p text:style-name="P26">dscrmt_decl_s<text:tab/>=&gt;</text:p>
        <text:p text:style-name="P26"><text:tab/>=&gt; as_list<text:tab/>:dscrmt_decl</text:p>
        <text:p text:style-name="P26"><text:tab/>=&gt; lx_srcpos<text:tab/>:Source_Position</text:p>
        <text:p text:style-name="P26"><text:tab/>;</text:p>
        <text:p text:style-name="P26">dscrmt_decl<text:tab/>=&gt;</text:p>
        <text:p text:style-name="P26"><text:tab/>=&gt; as_source_name_s<text:tab/>:source_name_s</text:p>
        <text:p text:style-name="P26"><text:tab/>=&gt; as_name<text:tab/>:NAME</text:p>
        <text:p text:style-name="P26"><text:tab/>=&gt; as_exp<text:tab/>:EXP</text:p>
        <text:p text:style-name="P26"><text:tab/>=&gt; lx_srcpos<text:tab/>:Source_Position</text:p>
        <text:p text:style-name="P26"><text:tab/>;</text:p>
        <text:p text:style-name="P25">subtype_decl<text:tab/>=&gt;</text:p>
        <text:p text:style-name="P25"><text:tab/>=&gt; as_source_name<text:tab/>:SOURCE_NAME</text:p>
        <text:p text:style-name="P25"><text:tab/>=&gt; as_subtype_indication<text:tab/>:subtype_indication</text:p>
        <text:p text:style-name="P25"><text:tab/>=&gt; lx_srcpos<text:tab/>:Source_Position</text:p>
        <text:p text:style-name="P25"><text:tab/>;</text:p>
        <text:p text:style-name="P27">constant_decl<text:tab/>=&gt;</text:p>
        <text:p text:style-name="P27"><text:tab/>=&gt; as_source_name_s<text:tab/>:source_name_s</text:p>
        <text:p text:style-name="P27"><text:tab/>=&gt; as_exp<text:tab/>:EXP</text:p>
        <text:p text:style-name="P27"><text:tab/>=&gt; as_type_def<text:tab/>:<text:a xlink:type="simple" xlink:href="#TYPE_DEF" text:style-name="Internet_20_link" text:visited-style-name="Visited_20_Internet_20_Link">TYPE_DEF</text:a></text:p>
        <text:p text:style-name="P27"><text:tab/>=&gt; lx_srcpos<text:tab/>:Source_Position</text:p>
        <text:p text:style-name="P27"><text:tab/>;</text:p>
        <text:p text:style-name="P28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13">(explications)</text:span></text:a></text:p>
        <text:p text:style-name="P28"><text:tab/>=&gt; as_source_name_s<text:tab/>:source_name_s</text:p>
        <text:p text:style-name="P28"><text:tab/>=&gt; as_name<text:tab/>:NAME</text:p>
        <text:p text:style-name="P28"><text:tab/>=&gt; lx_srcpos<text:tab/>:Source_Position</text:p>
        <text:p text:style-name="P28"><text:tab/>;</text:p>
        <text:p text:style-name="P28">variable_decl<text:tab/>=&gt;</text:p>
        <text:p text:style-name="P28"><text:tab/>=&gt; as_source_name_s<text:tab/>:source_name_s</text:p>
        <text:p text:style-name="P28"><text:tab/>=&gt; as_exp<text:tab/>:EXP</text:p>
        <text:p text:style-name="P28"><text:tab/>=&gt; as_type_def<text:tab/>:<text:a xlink:type="simple" xlink:href="#TYPE_DEF" text:style-name="Internet_20_link" text:visited-style-name="Visited_20_Internet_20_Link">TYPE_DEF</text:a></text:p>
        <text:p text:style-name="P28"><text:tab/>=&gt; lx_srcpos<text:tab/>:Source_Position</text:p>
        <text:p text:style-name="P28"><text:tab/>;</text:p>
        <text:p text:style-name="P28">exception_decl<text:tab/>=&gt;</text:p>
        <text:p text:style-name="P28"><text:tab/>=&gt; as_source_name_s<text:tab/>:source_name_s</text:p>
        <text:p text:style-name="P28"><text:tab/>=&gt; lx_srcpos<text:tab/>:Source_Position</text:p>
        <text:p text:style-name="P28"><text:tab/>;</text:p>
        <text:p text:style-name="P29">task_decl<text:tab/>=&gt;</text:p>
        <text:p text:style-name="P30"><text:tab/>=&gt; as_source_name<text:tab/>:SOURCE_NAME</text:p>
        <text:p text:style-name="P30"><text:tab/>=&gt; as_decl_s<text:tab/>:decl_s</text:p>
        <text:p text:style-name="P30"><text:tab/>=&gt; lx_srcpos<text:tab/>:Source_Position</text:p>
        <text:p text:style-name="P30"><text:tab/>;</text:p>
        <text:p text:style-name="P31">task_body<text:tab/>=&gt;</text:p>
        <text:p text:style-name="P31"><text:tab/>=&gt; as_source_name<text:tab/>:SOURCE_NAME</text:p>
        <text:p text:style-name="P31"><text:tab/>=&gt; as_body<text:tab/>:<text:a xlink:type="simple" xlink:href="#BODY" text:style-name="Internet_20_link" text:visited-style-name="Visited_20_Internet_20_Link">BODY</text:a></text:p>
        <text:p text:style-name="P31"><text:tab/>=&gt; lx_srcpos<text:tab/>:Source_Position</text:p>
        <text:p text:style-name="P31"><text:tab/>;</text:p>
        <text:p text:style-name="P32">renames_obj_decl<text:tab/>=&gt;</text:p>
        <text:p text:style-name="P32"><text:tab/>=&gt; as_source_name<text:tab/>:SOURCE_NAME</text:p>
        <text:p text:style-name="P32"><text:tab/>=&gt; as_name<text:tab/>:NAME</text:p>
        <text:p text:style-name="P32"><text:tab/>=&gt; as_type_mark_name<text:tab/>:NAME</text:p>
        <text:p text:style-name="P32"><text:tab/>=&gt; lx_srcpos<text:tab/>:Source_Position</text:p>
        <text:p text:style-name="P32"><text:tab/>;</text:p>
        <text:p text:style-name="P32">renames_exc_decl<text:tab/>=&gt;</text:p>
        <text:p text:style-name="P32"><text:tab/>=&gt; as_source_name<text:tab/>:SOURCE_NAME</text:p>
        <text:p text:style-name="P32"><text:tab/>=&gt; as_name<text:tab/>:NAME</text:p>
        <text:p text:style-name="P32"><text:tab/>=&gt; lx_srcpos<text:tab/>:Source_Position</text:p>
        <text:p text:style-name="P32"><text:tab/>;</text:p>
        <text:p text:style-name="P32">null_comp_decl<text:tab/>=&gt;</text:p>
        <text:p text:style-name="P32"><text:tab/>=&gt; lx_srcpos<text:tab/>:Source_Position</text:p>
        <text:p text:style-name="P32"><text:tab/>;</text:p>
        <text:p text:style-name="P33">length_enum_rep<text:tab/>=&gt;</text:p>
        <text:p text:style-name="P33"><text:tab/>=&gt; as_name<text:tab/>:NAME</text:p>
        <text:p text:style-name="P33"><text:tab/>=&gt; as_exp<text:tab/>:EXP</text:p>
        <text:p text:style-name="P33"><text:tab/>=&gt; lx_srcpos<text:tab/>:Source_Position</text:p>
        <text:p text:style-name="P33"><text:tab/>;</text:p>
        <text:p text:style-name="P33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11">(explications)</text:span></text:a></text:p>
        <text:p text:style-name="P33"><text:tab/>=&gt; as_name<text:tab/>:NAME</text:p>
        <text:p text:style-name="P33"><text:tab/>=&gt; as_exp<text:tab/>:EXP</text:p>
        <text:p text:style-name="P33"><text:tab/>=&gt; lx_srcpos<text:tab/>:Source_Position</text:p>
        <text:p text:style-name="P33"><text:tab/>;</text:p>
        <text:p text:style-name="P33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12">(explications)</text:span></text:a></text:p>
        <text:p text:style-name="P33"><text:tab/>=&gt; as_name<text:tab/>:NAME</text:p>
        <text:p text:style-name="P33"><text:tab/>=&gt; as_alignment_clause<text:tab/>:ALIGNMENT_CLAUSE</text:p>
        <text:p text:style-name="P33"><text:tab/>=&gt; as_comp_rep_s<text:tab/>:comp_rep_s</text:p>
        <text:p text:style-name="P33"><text:tab/>=&gt; lx_srcpos<text:tab/>:Source_Position</text:p>
        <text:p text:style-name="P33"><text:tab/>;</text:p>
        <text:p text:style-name="P33">use<text:tab/>=&gt;</text:p>
        <text:p text:style-name="P34"><text:tab/>=&gt; as_name_s<text:tab/>:name_s</text:p>
        <text:p text:style-name="P34"><text:tab/>=&gt; lx_srcpos<text:tab/>:Source_Position</text:p>
        <text:p text:style-name="P34"><text:tab/>;</text:p>
        <text:p text:style-name="P34">pragma<text:tab/>=&gt;</text:p>
        <text:p text:style-name="P35"><text:tab/>=&gt; as_used_name_id<text:tab/>:used_name_id</text:p>
        <text:p text:style-name="P35"><text:tab/>=&gt; as_general_assoc_s<text:tab/>:general_assoc_s</text:p>
        <text:p text:style-name="P35"><text:tab/>=&gt; lx_srcpos<text:tab/>:Source_Position</text:p>
        <text:p text:style-name="P35"><text:tab/>;</text:p>
        <text:p text:style-name="P51"><text:bookmark-start text:name="ALL_DECL Copie 3"/><text:span text:style-name="T6">ALL_DECL</text:span><text:bookmark-end text:name="ALL_DECL Copie 3"/><text:span text:style-name="T6"> </text:span><text:span text:style-name="T5">(non item)</text:span></text:p>
        <text:p text:style-name="P36">subunit<text:tab/>=&gt;</text:p>
        <text:p text:style-name="P36"><text:tab/>=&gt; as_name<text:tab/>:NAME</text:p>
        <text:p text:style-name="P36"><text:tab/>=&gt; as_subunit_body<text:tab/>:SUBUNIT_BODY</text:p>
        <text:p text:style-name="P36"><text:tab/>=&gt; lx_srcpos<text:tab/>:Source_Position</text:p>
        <text:p text:style-name="P36"><text:tab/>;</text:p>
        <text:p text:style-name="P37">block_master<text:tab/>=&gt;</text:p>
        <text:p text:style-name="P37"><text:tab/>=&gt; lx_srcpos<text:tab/>:Source_Position</text:p>
        <text:p text:style-name="P37"><text:tab/>=&gt; sm_stm<text:tab/>:STM</text:p>
        <text:p text:style-name="P37"><text:tab/>;</text:p>
        <text:p text:style-name="P67"><text:bookmark-start text:name="TYPE_DEF"/><text:span text:style-name="T8">TYPE_</text:span><text:span text:style-name="T4">DEF</text:span><text:bookmark-end text:name="TYPE_DEF"/></text:p>
        <text:p text:style-name="P46"><text:span text:style-name="T1"/></text:p>
        <text:p text:style-name="P46">enumeration_def<text:tab/>=&gt;</text:p>
        <text:p text:style-name="P46"><text:tab/>=&gt; as_enum_literal_s<text:tab/>:enum_literal_s</text:p>
        <text:p text:style-name="P46"><text:tab/>=&gt; lx_srcpos<text:tab/>:Source_Position</text:p>
        <text:p text:style-name="P46"><text:tab/>;</text:p>
        <text:p text:style-name="P46">subtype_indication<text:tab/>=&gt;</text:p>
        <text:p text:style-name="P46"><text:tab/>=&gt; as_constraint<text:tab/>:CONSTRAINT</text:p>
        <text:p text:style-name="P46"><text:tab/>=&gt; as_name<text:tab/>:NAME</text:p>
        <text:p text:style-name="P46"><text:tab/>=&gt; lx_srcpos<text:tab/>:Source_Position</text:p>
        <text:p text:style-name="P46"><text:tab/>;</text:p>
        <text:p text:style-name="P46">integer_def<text:tab/>=&gt;</text:p>
        <text:p text:style-name="P46"><text:tab/>=&gt; as_constraint<text:tab/>:CONSTRAINT</text:p>
        <text:p text:style-name="P46"><text:tab/>=&gt; lx_srcpos<text:tab/>:Source_Position</text:p>
        <text:p text:style-name="P46"><text:tab/>;</text:p>
        <text:p text:style-name="P46">float_def<text:tab/>=&gt;</text:p>
        <text:p text:style-name="P46"><text:tab/>=&gt; as_constraint<text:tab/>:CONSTRAINT</text:p>
        <text:p text:style-name="P46"><text:tab/>=&gt; lx_srcpos<text:tab/>:Source_Position</text:p>
        <text:p text:style-name="P46"><text:tab/>;</text:p>
        <text:p text:style-name="P46">fixed_def<text:tab/>=&gt;</text:p>
        <text:p text:style-name="P46"><text:tab/>=&gt; as_constraint<text:tab/>:CONSTRAINT</text:p>
        <text:p text:style-name="P46"><text:tab/>=&gt; lx_srcpos<text:tab/>:Source_Position</text:p>
        <text:p text:style-name="P46"><text:tab/>;</text:p>
        <text:p text:style-name="P46">constrained_array_def<text:tab/>=&gt;</text:p>
        <text:p text:style-name="P46"><text:tab/>=&gt; as_subtype_indication<text:tab/>:subtype_indication</text:p>
        <text:p text:style-name="P46"><text:tab/>=&gt; as_constraint<text:tab/>:CONSTRAINT</text:p>
        <text:p text:style-name="P46"><text:tab/>=&gt; lx_srcpos<text:tab/>:Source_Position</text:p>
        <text:p text:style-name="P46"><text:tab/>;</text:p>
        <text:p text:style-name="P46">unconstrained_array_def<text:tab/>=&gt;</text:p>
        <text:p text:style-name="P46"><text:tab/>=&gt; as_subtype_indication<text:tab/>:subtype_indication</text:p>
        <text:p text:style-name="P46"><text:tab/>=&gt; as_index_s<text:tab/>:index_s</text:p>
        <text:p text:style-name="P46"><text:tab/>=&gt; lx_srcpos<text:tab/>:Source_Position</text:p>
        <text:p text:style-name="P46"><text:tab/>;</text:p>
        <text:p text:style-name="P46">access_def<text:tab/>=&gt;</text:p>
        <text:p text:style-name="P46"><text:tab/>=&gt; as_subtype_indication<text:tab/>:subtype_indication</text:p>
        <text:p text:style-name="P46"><text:tab/>=&gt; lx_srcpos<text:tab/>:Source_Position</text:p>
        <text:p text:style-name="P46"><text:tab/>;</text:p>
        <text:p text:style-name="P46">derived_def<text:tab/>=&gt;</text:p>
        <text:p text:style-name="P46"><text:tab/>=&gt; as_subtype_indication<text:tab/>:subtype_indication</text:p>
        <text:p text:style-name="P46"><text:tab/>=&gt; lx_srcpos<text:tab/>:Source_Position</text:p>
        <text:p text:style-name="P46"><text:tab/>=&gt; xd_derived_subprog_list<text:tab/>:SUBPROG_NAME</text:p>
        <text:p text:style-name="P46"><text:tab/>;</text:p>
        <text:p text:style-name="P46">record_def<text:tab/>=&gt;</text:p>
        <text:p text:style-name="P46"><text:tab/>=&gt; as_comp_list<text:tab/>:comp_list</text:p>
        <text:p text:style-name="P46"><text:tab/>=&gt; lx_srcpos<text:tab/>:Source_Position</text:p>
        <text:p text:style-name="P46"><text:tab/>;</text:p>
        <text:p text:style-name="P46">private_def<text:tab/>=&gt;</text:p>
        <text:p text:style-name="P46"><text:tab/>=&gt; lx_srcpos<text:tab/>:Source_Position</text:p>
        <text:p text:style-name="P46"><text:tab/>;</text:p>
        <text:p text:style-name="P46">l_private_def<text:tab/>=&gt;</text:p>
        <text:p text:style-name="P46"><text:tab/>=&gt; lx_srcpos<text:tab/>:Source_Position</text:p>
        <text:p text:style-name="P46"><text:tab/>;</text:p>
        <text:p text:style-name="P46">formal_dscrt_def<text:tab/>=&gt;</text:p>
        <text:p text:style-name="P46"><text:tab/>=&gt; lx_srcpos<text:tab/>:Source_Position</text:p>
        <text:p text:style-name="P46"><text:tab/>;</text:p>
        <text:p text:style-name="P46">formal_integer_def<text:tab/>=&gt;</text:p>
        <text:p text:style-name="P46"><text:tab/>=&gt; lx_srcpos<text:tab/>:Source_Position</text:p>
        <text:p text:style-name="P46"><text:tab/>;</text:p>
        <text:p text:style-name="P46">formal_fixed_def<text:tab/>=&gt;</text:p>
        <text:p text:style-name="P46"><text:tab/>=&gt; lx_srcpos<text:tab/>:Source_Position</text:p>
        <text:p text:style-name="P46"><text:tab/>;</text:p>
        <text:p text:style-name="P46">formal_float_def<text:tab/>=&gt;</text:p>
        <text:p text:style-name="P46"><text:tab/>=&gt; lx_srcpos<text:tab/>:Source_Position</text:p>
        <text:p text:style-name="P46"><text:tab/>;</text:p>
        <text:p text:style-name="P61"><text:bookmark-start text:name="ALL_DECL Copie 2"/><text:bookmark-start text:name="HEADER"/>H<text:bookmark-end text:name="ALL_DECL Copie 2"/>EADER<text:bookmark-end text:name="HEADER"/></text:p>
        <text:p text:style-name="P3"/>
        <text:p text:style-name="P22"><text:bookmark-start text:name="package_spec"/>package_spec<text:bookmark-end text:name="package_spec"/><text:tab/>=&gt;</text:p>
        <text:p text:style-name="P22"><text:tab/>=&gt; as_decl_s1<text:tab/>:decl_s</text:p>
        <text:p text:style-name="P22"><text:tab/>=&gt; as_decl_s2<text:tab/>:decl_s</text:p>
        <text:p text:style-name="P22"><text:tab/>=&gt; lx_srcpos<text:tab/>:Source_Position</text:p>
        <text:p text:style-name="P22"><text:tab/>=&gt; xd_body_is_required<text:tab/>:BOOLEAN</text:p>
        <text:p text:style-name="P22"><text:tab/>;</text:p>
        <text:p text:style-name="P38"><text:bookmark-start text:name="procedure_spec"/>procedure_spec<text:bookmark-end text:name="procedure_spec"/><text:tab/>=&gt;</text:p>
        <text:p text:style-name="P38"><text:tab/>=&gt; as_param_s<text:tab/>:param_s</text:p>
        <text:p text:style-name="P38"><text:tab/>=&gt; lx_srcpos<text:tab/>:Source_Position</text:p>
        <text:p text:style-name="P38"><text:tab/>;</text:p>
        <text:p text:style-name="P38">function_spec<text:tab/>=&gt;</text:p>
        <text:p text:style-name="P38"><text:tab/>=&gt; as_param_s<text:tab/>:param_s</text:p>
        <text:p text:style-name="P38"><text:tab/>=&gt; as_name<text:tab/>:NAME</text:p>
        <text:p text:style-name="P38"><text:tab/>=&gt; lx_srcpos<text:tab/>:Source_Position</text:p>
        <text:p text:style-name="P38"><text:tab/>;</text:p>
        <text:p text:style-name="P38">entry<text:tab/>=&gt;</text:p>
        <text:p text:style-name="P38"><text:tab/>=&gt; as_param_s<text:tab/>:param_s</text:p>
        <text:p text:style-name="P38"><text:tab/>=&gt; as_discrete_range<text:tab/>:DISCRETE_RANGE</text:p>
        <text:p text:style-name="P38"><text:tab/>=&gt; lx_srcpos<text:tab/>:Source_Position</text:p>
        <text:p text:style-name="P38"><text:tab/>;</text:p>
        <text:p text:style-name="P39">param_s<text:tab/>=&gt;</text:p>
        <text:p text:style-name="P39"><text:tab/>=&gt; as_list<text:tab/>:PARAM</text:p>
        <text:p text:style-name="P39"><text:tab/>=&gt; lx_srcpos<text:tab/>:Source_Position</text:p>
        <text:p text:style-name="P39"><text:tab/>;</text:p>
        <text:p text:style-name="P40">in<text:tab/>=&gt;</text:p>
        <text:p text:style-name="P40"><text:tab/>=&gt; as_source_name_s<text:tab/>:source_name_s</text:p>
        <text:p text:style-name="P40"><text:tab/>=&gt; as_name<text:tab/>:NAME</text:p>
        <text:p text:style-name="P40"><text:tab/>=&gt; as_exp<text:tab/>:EXP</text:p>
        <text:p text:style-name="P40"><text:tab/>=&gt; lx_srcpos<text:tab/>:Source_Position</text:p>
        <text:p text:style-name="P40"><text:tab/>=&gt; lx_default<text:tab/>:BOOLEAN</text:p>
        <text:p text:style-name="P40"><text:tab/>;</text:p>
        <text:p text:style-name="P40">out<text:tab/>=&gt;</text:p>
        <text:p text:style-name="P40"><text:tab/>=&gt; as_source_name_s<text:tab/>:source_name_s</text:p>
        <text:p text:style-name="P40"><text:tab/>=&gt; as_name<text:tab/>:NAME</text:p>
        <text:p text:style-name="P40"><text:tab/>=&gt; as_exp<text:tab/>:EXP</text:p>
        <text:p text:style-name="P40"><text:tab/>=&gt; lx_srcpos<text:tab/>:Source_Position</text:p>
        <text:p text:style-name="P40"><text:tab/>;</text:p>
        <text:p text:style-name="P40">in_out<text:tab/>=&gt;</text:p>
        <text:p text:style-name="P40"><text:tab/>=&gt; as_source_name_s<text:tab/>:source_name_s</text:p>
        <text:p text:style-name="P40"><text:tab/>=&gt; as_name<text:tab/>:NAME</text:p>
        <text:p text:style-name="P40"><text:tab/>=&gt; as_exp<text:tab/>:EXP</text:p>
        <text:p text:style-name="P40"><text:tab/>=&gt; lx_srcpos<text:tab/>:Source_Position</text:p>
        <text:p text:style-name="P40"><text:tab/>;</text:p>
        <text:p text:style-name="P60"><text:bookmark-start text:name="ALL_DECL Copie 1"/><text:bookmark-start text:name="BODY"/><text:bookmark-end text:name="ALL_DECL Copie 1"/><text:span text:style-name="T2">BODY</text:span><text:bookmark-end text:name="BODY"/></text:p>
        <text:p text:style-name="P3"/>
        <text:p text:style-name="P22">block_body<text:tab/>=&gt;</text:p>
        <text:p text:style-name="P22"><text:tab/>=&gt; as_item_s<text:tab/>:<text:a xlink:type="simple" xlink:href="#item_s" text:style-name="Internet_20_link" text:visited-style-name="Visited_20_Internet_20_Link">item_s</text:a></text:p>
        <text:p text:style-name="P22"><text:tab/>=&gt; as_stm_s<text:tab/>:<text:a xlink:type="simple" xlink:href="#stm_s" text:style-name="Internet_20_link" text:visited-style-name="Visited_20_Internet_20_Link">stm_s</text:a></text:p>
        <text:p text:style-name="P22"><text:tab/>=&gt; as_alternative_s<text:tab/>:alternative_s</text:p>
        <text:p text:style-name="P22"><text:tab/>=&gt; lx_srcpos<text:tab/>:Source_Position</text:p>
        <text:p text:style-name="P22"><text:tab/>=&gt; cd_level<text:tab/>:Integer</text:p>
        <text:p text:style-name="P22"><text:tab/>=&gt; cd_return_label<text:tab/>:Integer</text:p>
        <text:p text:style-name="P22"><text:tab/>=&gt; cd_result_offset<text:tab/>:Integer</text:p>
        <text:p text:style-name="P22"><text:tab/>;</text:p>
        <text:p text:style-name="P41"><text:bookmark-start text:name="item_s"/>item_s<text:bookmark-end text:name="item_s"/><text:tab/>=&gt;</text:p>
        <text:p text:style-name="P41"><text:tab/>=&gt; as_list<text:tab/>:<text:a xlink:type="simple" xlink:href="#ITEM" text:style-name="Internet_20_link" text:visited-style-name="Visited_20_Internet_20_Link">ITEM</text:a></text:p>
        <text:p text:style-name="P41"><text:tab/>=&gt; lx_srcpos<text:tab/>:Source_Position</text:p>
        <text:p text:style-name="P41"><text:tab/>;</text:p>
        <text:p text:style-name="P42"><text:bookmark-start text:name="stm_s"/>stm_s<text:bookmark-end text:name="stm_s"/><text:tab/>=&gt;</text:p>
        <text:p text:style-name="P42"><text:tab/>=&gt; as_list<text:tab/>:<text:a xlink:type="simple" xlink:href="#STM_ELEM" text:style-name="Internet_20_link" text:visited-style-name="Visited_20_Internet_20_Link">STM_ELEM</text:a></text:p>
        <text:p text:style-name="P42"><text:tab/>=&gt; lx_srcpos<text:tab/>:Source_Position</text:p>
        <text:p text:style-name="P42"><text:tab/>;</text:p>
        <text:p text:style-name="P42">stub<text:tab/>=&gt;</text:p>
        <text:p text:style-name="P22"><text:tab/>=&gt; lx_srcpos<text:tab/>:Source_Position</text:p>
        <text:p text:style-name="P22"><text:tab/>;</text:p>
        <text:p text:style-name="P63"/>
        <text:p text:style-name="P68"><text:bookmark-start text:name="STM_ELEM"/><text:span text:style-name="T9">STM</text:span><text:span text:style-name="T4">_</text:span><text:span text:style-name="T9">ELEM</text:span><text:bookmark-end text:name="STM_ELEM"/></text:p>
        <text:p text:style-name="P47">labeled<text:tab/>=&gt;</text:p>
        <text:p text:style-name="P47"><text:tab/>=&gt; as_source_name_s<text:tab/>:source_name_s</text:p>
        <text:p text:style-name="P47"><text:tab/>=&gt; as_pragma_s<text:tab/>:pragma_s</text:p>
        <text:p text:style-name="P47"><text:tab/>=&gt; as_stm<text:tab/>:STM</text:p>
        <text:p text:style-name="P47"><text:tab/>=&gt; lx_srcpos<text:tab/>:Source_Position</text:p>
        <text:p text:style-name="P47"><text:tab/>;</text:p>
        <text:p text:style-name="P47">null_stm<text:tab/>=&gt;</text:p>
        <text:p text:style-name="P47"><text:tab/>=&gt; lx_srcpos<text:tab/>:Source_Position</text:p>
        <text:p text:style-name="P47"><text:tab/>;</text:p>
        <text:p text:style-name="P47">abort<text:tab/>=&gt;</text:p>
        <text:p text:style-name="P47"><text:tab/>=&gt; as_name_s<text:tab/>:name_s</text:p>
        <text:p text:style-name="P47"><text:tab/>=&gt; lx_srcpos<text:tab/>:Source_Position</text:p>
        <text:p text:style-name="P47"><text:tab/>;</text:p>
        <text:p text:style-name="P47">return<text:tab/>=&gt;</text:p>
        <text:p text:style-name="P47"><text:tab/>=&gt; as_exp<text:tab/>:EXP</text:p>
        <text:p text:style-name="P47"><text:tab/>=&gt; lx_srcpos<text:tab/>:Source_Position</text:p>
        <text:p text:style-name="P47"><text:tab/>;</text:p>
        <text:p text:style-name="P47">delay<text:tab/>=&gt;</text:p>
        <text:p text:style-name="P47"><text:tab/>=&gt; as_exp<text:tab/>:EXP</text:p>
        <text:p text:style-name="P47"><text:tab/>=&gt; lx_srcpos<text:tab/>:Source_Position</text:p>
        <text:p text:style-name="P47"><text:tab/>;</text:p>
        <text:p text:style-name="P47">assign<text:tab/>=&gt;</text:p>
        <text:p text:style-name="P47"><text:tab/>=&gt; as_exp<text:tab/>:EXP</text:p>
        <text:p text:style-name="P47"><text:tab/>=&gt; as_name<text:tab/>:NAME</text:p>
        <text:p text:style-name="P47"><text:tab/>=&gt; lx_srcpos<text:tab/>:Source_Position</text:p>
        <text:p text:style-name="P47"><text:tab/>;</text:p>
        <text:p text:style-name="P48">exit<text:tab/>=&gt;</text:p>
        <text:p text:style-name="P48"><text:tab/>=&gt; as_exp<text:tab/>:EXP</text:p>
        <text:p text:style-name="P48"><text:tab/>=&gt; as_name<text:tab/>:NAME</text:p>
        <text:p text:style-name="P48"><text:tab/>=&gt; lx_srcpos<text:tab/>:Source_Position</text:p>
        <text:p text:style-name="P48"><text:tab/>=&gt; sm_stm<text:tab/>:STM</text:p>
        <text:p text:style-name="P48"><text:tab/>;</text:p>
        <text:p text:style-name="P48">code<text:tab/>=&gt;</text:p>
        <text:p text:style-name="P48"><text:tab/>=&gt; as_exp<text:tab/>:EXP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case<text:tab/>=&gt;</text:p>
        <text:p text:style-name="P48"><text:tab/>=&gt; as_exp<text:tab/>:EXP</text:p>
        <text:p text:style-name="P48"><text:tab/>=&gt; as_alternative_s<text:tab/>:alternative_s</text:p>
        <text:p text:style-name="P48"><text:tab/>=&gt; lx_srcpos<text:tab/>:Source_Position</text:p>
        <text:p text:style-name="P48"><text:tab/>;</text:p>
        <text:p text:style-name="P48">goto<text:tab/>=&gt;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raise<text:tab/>=&gt;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entry_call<text:tab/>=&gt;</text:p>
        <text:p text:style-name="P48"><text:tab/>=&gt; as_name<text:tab/>:NAME</text:p>
        <text:p text:style-name="P48"><text:tab/>=&gt; as_general_assoc_s<text:tab/>:general_assoc_s</text:p>
        <text:p text:style-name="P48"><text:tab/>=&gt; lx_srcpos<text:tab/>:Source_Position</text:p>
        <text:p text:style-name="P48"><text:tab/>=&gt; sm_normalized_param_s<text:tab/>:exp_s</text:p>
        <text:p text:style-name="P48"><text:tab/>;</text:p>
        <text:p text:style-name="P48">procedure_call<text:tab/>=&gt;</text:p>
        <text:p text:style-name="P48"><text:tab/>=&gt; as_name<text:tab/>:NAME</text:p>
        <text:p text:style-name="P48"><text:tab/>=&gt; as_general_assoc_s<text:tab/>:general_assoc_s</text:p>
        <text:p text:style-name="P48"><text:tab/>=&gt; lx_srcpos<text:tab/>:Source_Position</text:p>
        <text:p text:style-name="P48"><text:tab/>=&gt; sm_normalized_param_s<text:tab/>:exp_s</text:p>
        <text:p text:style-name="P48"><text:tab/>;</text:p>
        <text:p text:style-name="P48">accept<text:tab/>=&gt;</text:p>
        <text:p text:style-name="P48"><text:tab/>=&gt; as_name<text:tab/>:NAME</text:p>
        <text:p text:style-name="P48"><text:tab/>=&gt; as_param_s<text:tab/>:param_s</text:p>
        <text:p text:style-name="P48"><text:tab/>=&gt; as_stm_s<text:tab/>:stm_s</text:p>
        <text:p text:style-name="P48"><text:tab/>=&gt; lx_srcpos<text:tab/>:Source_Position</text:p>
        <text:p text:style-name="P48"><text:tab/>;</text:p>
        <text:p text:style-name="P48">loop<text:tab/>=&gt;</text:p>
        <text:p text:style-name="P48"><text:tab/>=&gt; as_source_name<text:tab/>:SOURCE_NAME</text:p>
        <text:p text:style-name="P48"><text:tab/>=&gt; as_iteration<text:tab/>:ITERATION</text:p>
        <text:p text:style-name="P48"><text:tab/>=&gt; as_stm_s<text:tab/>:stm_s</text:p>
        <text:p text:style-name="P48"><text:tab/>=&gt; lx_srcpos<text:tab/>:Source_Position</text:p>
        <text:p text:style-name="P48"><text:tab/>=&gt; cd_level<text:tab/>:Integer</text:p>
        <text:p text:style-name="P48"><text:tab/>=&gt; cd_after_loop<text:tab/>:Integer</text:p>
        <text:p text:style-name="P48"><text:tab/>;</text:p>
        <text:p text:style-name="P48">block<text:tab/>=&gt;</text:p>
        <text:p text:style-name="P48"><text:tab/>=&gt; as_source_name<text:tab/>:SOURCE_NAME</text:p>
        <text:p text:style-name="P48"><text:tab/>=&gt; as_block_body<text:tab/>:block_body</text:p>
        <text:p text:style-name="P48"><text:tab/>=&gt; lx_srcpos<text:tab/>:Source_Position</text:p>
        <text:p text:style-name="P48"><text:tab/>;</text:p>
        <text:p text:style-name="P48">cond_entry<text:tab/>=&gt;</text:p>
        <text:p text:style-name="P48"><text:tab/>=&gt; as_stm_s1<text:tab/>:stm_s</text:p>
        <text:p text:style-name="P48"><text:tab/>=&gt; as_stm_s2<text:tab/>:stm_s</text:p>
        <text:p text:style-name="P48"><text:tab/>=&gt; lx_srcpos<text:tab/>:Source_Position</text:p>
        <text:p text:style-name="P48"><text:tab/>;</text:p>
        <text:p text:style-name="P48">timed_entry<text:tab/>=&gt;</text:p>
        <text:p text:style-name="P48"><text:tab/>=&gt; as_stm_s1<text:tab/>:stm_s</text:p>
        <text:p text:style-name="P48"><text:tab/>=&gt; as_stm_s2<text:tab/>:stm_s</text:p>
        <text:p text:style-name="P48"><text:tab/>=&gt; lx_srcpos<text:tab/>:Source_Position</text:p>
        <text:p text:style-name="P48"><text:tab/>;</text:p>
        <text:p text:style-name="P48">if<text:tab/>=&gt;</text:p>
        <text:p text:style-name="P48"><text:tab/>=&gt; as_test_clause_elem_s<text:tab/>:test_clause_elem_s</text:p>
        <text:p text:style-name="P48"><text:tab/>=&gt; as_stm_s<text:tab/>:stm_s</text:p>
        <text:p text:style-name="P48"><text:tab/>=&gt; lx_srcpos<text:tab/>:Source_Position</text:p>
        <text:p text:style-name="P48"><text:tab/>;</text:p>
        <text:p text:style-name="P48">selective_wait<text:tab/>=&gt;</text:p>
        <text:p text:style-name="P48"><text:tab/>=&gt; as_test_clause_elem_s<text:tab/>:test_clause_elem_s</text:p>
        <text:p text:style-name="P48"><text:tab/>=&gt; as_stm_s<text:tab/>:stm_s</text:p>
        <text:p text:style-name="P48"><text:tab/>=&gt; lx_srcpos<text:tab/>:Source_Position</text:p>
        <text:p text:style-name="P48"><text:tab/>;</text:p>
        <text:p text:style-name="P48">terminate<text:tab/>=&gt;</text:p>
        <text:p text:style-name="P48"><text:tab/>=&gt; lx_srcpos<text:tab/>:Source_Position</text:p>
        <text:p text:style-name="P48"><text:tab/>;</text:p>
        <text:p text:style-name="P48">stm_pragma<text:tab/>=&gt;</text:p>
        <text:p text:style-name="P48"><text:tab/>=&gt; as_pragma<text:tab/>:pragma</text:p>
        <text:p text:style-name="P48"><text:tab/>=&gt; lx_srcpos<text:tab/>:Source_Position</text:p>
        <text:p text:style-name="P48"><text:tab/>;</text:p>
        <text:p text:style-name="P48"/>
        <text:p text:style-name="P69"><text:span text:style-name="T17">DEF_NAME</text:span></text:p>
        <text:p text:style-name="P65"/>
        <text:p text:style-name="P15">variabl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renames_obj<text:tab/>:BOOLEAN</text:p>
        <text:p text:style-name="P15"><text:tab/>=&gt; sm_address<text:tab/>:EXP</text:p>
        <text:p text:style-name="P15"><text:tab/>=&gt; sm_is_shared<text:tab/>:BOOLEAN</text:p>
        <text:p text:style-name="P15"><text:tab/>=&gt; xd_region<text:tab/>:SOURCE_NAME</text:p>
        <text:p text:style-name="P15"><text:tab/>=&gt; cd_comp_unit<text:tab/>:Integer</text:p>
        <text:p text:style-name="P15"><text:tab/>=&gt; cd_level<text:tab/>:Integer</text:p>
        <text:p text:style-name="P15"><text:tab/>=&gt; cd_offset<text:tab/>:Integer</text:p>
        <text:p text:style-name="P15"><text:tab/>=&gt; cd_compiled<text:tab/>:BOOLEAN</text:p>
        <text:p text:style-name="P15"><text:tab/>;</text:p>
        <text:p text:style-name="P15">constan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renames_obj<text:tab/>:BOOLEAN</text:p>
        <text:p text:style-name="P15"><text:tab/>=&gt; sm_address<text:tab/>:EXP</text:p>
        <text:p text:style-name="P15"><text:tab/>=&gt; sm_first<text:tab/>:DEF_NAME</text:p>
        <text:p text:style-name="P15"><text:tab/>=&gt; xd_region<text:tab/>:SOURCE_NAME</text:p>
        <text:p text:style-name="P15"><text:tab/>=&gt; cd_comp_unit<text:tab/>:Integer</text:p>
        <text:p text:style-name="P15"><text:tab/>=&gt; cd_level<text:tab/>:Integer</text:p>
        <text:p text:style-name="P15"><text:tab/>=&gt; cd_offset<text:tab/>:Integer</text:p>
        <text:p text:style-name="P15"><text:tab/>=&gt; cd_compiled<text:tab/>:BOOLEAN</text:p>
        <text:p text:style-name="P15"><text:tab/>;</text:p>
        <text:p text:style-name="P15">number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xd_region<text:tab/>:SOURCE_NAME</text:p>
        <text:p text:style-name="P15"><text:tab/>;</text:p>
        <text:p text:style-name="P15">componen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comp_rep<text:tab/>:COMP_REP_ELEM</text:p>
        <text:p text:style-name="P15"><text:tab/>=&gt; xd_region<text:tab/>:SOURCE_NAME</text:p>
        <text:p text:style-name="P15"><text:tab/>;</text:p>
        <text:p text:style-name="P15">discriminan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comp_rep<text:tab/>:COMP_REP_ELEM</text:p>
        <text:p text:style-name="P15"><text:tab/>=&gt; sm_first<text:tab/>:DEF_NAME</text:p>
        <text:p text:style-name="P15"><text:tab/>=&gt; xd_region<text:tab/>:SOURCE_NAME</text:p>
        <text:p text:style-name="P15"><text:tab/>;</text:p>
        <text:p text:style-name="P15">in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first<text:tab/>:DEF_NAME</text:p>
        <text:p text:style-name="P15"><text:tab/>=&gt; xd_region<text:tab/>:SOURCE_NAME</text:p>
        <text:p text:style-name="P15"><text:tab/>=&gt; cd_level<text:tab/>:Integer</text:p>
        <text:p text:style-name="P15"><text:tab/>=&gt; cd_offset<text:tab/>:Integer</text:p>
        <text:p text:style-name="P15"><text:tab/>;</text:p>
        <text:p text:style-name="P15">in_ou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first<text:tab/>:DEF_NAME</text:p>
        <text:p text:style-name="P15"><text:tab/>=&gt; xd_region<text:tab/>:SOURCE_NAME</text:p>
        <text:p text:style-name="P15"><text:tab/>=&gt; cd_level<text:tab/>:Integer</text:p>
        <text:p text:style-name="P15"><text:tab/>=&gt; cd_addr_offset<text:tab/>:Integer</text:p>
        <text:p text:style-name="P15"><text:tab/>=&gt; cd_val_offset<text:tab/>:Integer</text:p>
        <text:p text:style-name="P15"><text:tab/>;</text:p>
        <text:p text:style-name="P15">ou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init_exp<text:tab/>:EXP</text:p>
        <text:p text:style-name="P15"><text:tab/>=&gt; sm_first<text:tab/>:DEF_NAME</text:p>
        <text:p text:style-name="P15"><text:tab/>=&gt; xd_region<text:tab/>:SOURCE_NAME</text:p>
        <text:p text:style-name="P15"><text:tab/>=&gt; cd_level<text:tab/>:Integer</text:p>
        <text:p text:style-name="P15"><text:tab/>=&gt; cd_addr_offset<text:tab/>:Integer</text:p>
        <text:p text:style-name="P15"><text:tab/>=&gt; cd_val_offset<text:tab/>:Integer</text:p>
        <text:p text:style-name="P15"><text:tab/>;</text:p>
        <text:p text:style-name="P15">enumeration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pos<text:tab/>:Integer</text:p>
        <text:p text:style-name="P15"><text:tab/>=&gt; sm_rep<text:tab/>:Integer</text:p>
        <text:p text:style-name="P15"><text:tab/>=&gt; xd_region<text:tab/>:SOURCE_NAME</text:p>
        <text:p text:style-name="P15"><text:tab/>;</text:p>
        <text:p text:style-name="P15">character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sm_pos<text:tab/>:Integer</text:p>
        <text:p text:style-name="P15"><text:tab/>=&gt; sm_rep<text:tab/>:Integer</text:p>
        <text:p text:style-name="P15"><text:tab/>=&gt; xd_region<text:tab/>:SOURCE_NAME</text:p>
        <text:p text:style-name="P15"><text:tab/>;</text:p>
        <text:p text:style-name="P15">iteration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bj_type<text:tab/>:TYPE_SPEC</text:p>
        <text:p text:style-name="P15"><text:tab/>=&gt; xd_region<text:tab/>:SOURCE_NAME</text:p>
        <text:p text:style-name="P15"><text:tab/>=&gt; cd_level<text:tab/>:Integer</text:p>
        <text:p text:style-name="P15"><text:tab/>=&gt; cd_offset<text:tab/>:Integer</text:p>
        <text:p text:style-name="P15"><text:tab/>;</text:p>
        <text:p text:style-name="P15">typ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type_spec<text:tab/>:TYPE_SPEC</text:p>
        <text:p text:style-name="P15"><text:tab/>=&gt; sm_first<text:tab/>:DEF_NAME</text:p>
        <text:p text:style-name="P15"><text:tab/>=&gt; xd_region<text:tab/>:SOURCE_NAME</text:p>
        <text:p text:style-name="P15"><text:tab/>;</text:p>
        <text:p text:style-name="P15">subtyp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type_spec<text:tab/>:TYPE_SPEC</text:p>
        <text:p text:style-name="P15"><text:tab/>=&gt; xd_region<text:tab/>:SOURCE_NAME</text:p>
        <text:p text:style-name="P15"><text:tab/>;</text:p>
        <text:p text:style-name="P15">private_typ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type_spec<text:tab/>:TYPE_SPEC</text:p>
        <text:p text:style-name="P15"><text:tab/>=&gt; xd_region<text:tab/>:SOURCE_NAME</text:p>
        <text:p text:style-name="P15"><text:tab/>;</text:p>
        <text:p text:style-name="P15">l_private_typ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type_spec<text:tab/>:TYPE_SPEC</text:p>
        <text:p text:style-name="P15"><text:tab/>=&gt; xd_region<text:tab/>:SOURCE_NAME</text:p>
        <text:p text:style-name="P15"><text:tab/>;</text:p>
        <text:p text:style-name="P15">procedur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spec<text:tab/>:HEADER</text:p>
        <text:p text:style-name="P15"><text:tab/>=&gt; sm_unit_desc<text:tab/>:UNIT_DESC</text:p>
        <text:p text:style-name="P15"><text:soft-page-break/><text:tab/>=&gt; sm_address<text:tab/>:EXP</text:p>
        <text:p text:style-name="P15"><text:tab/>=&gt; sm_is_inline<text:tab/>:BOOLEAN</text:p>
        <text:p text:style-name="P15"><text:tab/>=&gt; sm_interface<text:tab/>:PREDEF_NAME</text:p>
        <text:p text:style-name="P15"><text:tab/>=&gt; xd_region<text:tab/>:SOURCE_NAME</text:p>
        <text:p text:style-name="P15"><text:tab/>=&gt; xd_stub<text:tab/>:stub</text:p>
        <text:p text:style-name="P15"><text:tab/>=&gt; xd_body<text:tab/>:SUBUNIT_BODY</text:p>
        <text:p text:style-name="P15"><text:tab/>=&gt; cd_compiled<text:tab/>:BOOLEAN</text:p>
        <text:p text:style-name="P15"><text:tab/>=&gt; cd_level<text:tab/>:Integer</text:p>
        <text:p text:style-name="P15"><text:tab/>=&gt; cd_label<text:tab/>:Integer</text:p>
        <text:p text:style-name="P15"><text:tab/>=&gt; cd_param_size<text:tab/>:Integer</text:p>
        <text:p text:style-name="P15"><text:tab/>;</text:p>
        <text:p text:style-name="P15">function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spec<text:tab/>:HEADER</text:p>
        <text:p text:style-name="P15"><text:tab/>=&gt; sm_unit_desc<text:tab/>:UNIT_DESC</text:p>
        <text:p text:style-name="P15"><text:tab/>=&gt; sm_address<text:tab/>:EXP</text:p>
        <text:p text:style-name="P15"><text:tab/>=&gt; sm_is_inline<text:tab/>:BOOLEAN</text:p>
        <text:p text:style-name="P15"><text:tab/>=&gt; sm_interface<text:tab/>:PREDEF_NAME</text:p>
        <text:p text:style-name="P15"><text:tab/>=&gt; xd_region<text:tab/>:SOURCE_NAME</text:p>
        <text:p text:style-name="P15"><text:tab/>=&gt; xd_stub<text:tab/>:stub</text:p>
        <text:p text:style-name="P15"><text:tab/>=&gt; xd_body<text:tab/>:SUBUNIT_BODY</text:p>
        <text:p text:style-name="P15"><text:tab/>=&gt; cd_compiled<text:tab/>:BOOLEAN</text:p>
        <text:p text:style-name="P15"><text:tab/>=&gt; cd_level<text:tab/>:Integer</text:p>
        <text:p text:style-name="P15"><text:tab/>=&gt; cd_label<text:tab/>:Integer</text:p>
        <text:p text:style-name="P15"><text:tab/>=&gt; cd_param_size<text:tab/>:Integer</text:p>
        <text:p text:style-name="P15"><text:tab/>=&gt; cd_result_size<text:tab/>:Integer</text:p>
        <text:p text:style-name="P15"><text:tab/>;</text:p>
        <text:p text:style-name="P15">operator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spec<text:tab/>:HEADER</text:p>
        <text:p text:style-name="P15"><text:tab/>=&gt; sm_unit_desc<text:tab/>:UNIT_DESC</text:p>
        <text:p text:style-name="P15"><text:tab/>=&gt; sm_address<text:tab/>:EXP</text:p>
        <text:p text:style-name="P15"><text:tab/>=&gt; sm_is_inline<text:tab/>:BOOLEAN</text:p>
        <text:p text:style-name="P15"><text:tab/>=&gt; sm_interface<text:tab/>:PREDEF_NAME</text:p>
        <text:p text:style-name="P15"><text:tab/>=&gt; xd_region<text:tab/>:SOURCE_NAME</text:p>
        <text:p text:style-name="P15"><text:tab/>=&gt; xd_stub<text:tab/>:stub</text:p>
        <text:p text:style-name="P15"><text:tab/>=&gt; xd_body<text:tab/>:SUBUNIT_BODY</text:p>
        <text:p text:style-name="P15"><text:tab/>=&gt; cd_compiled<text:tab/>:BOOLEAN</text:p>
        <text:p text:style-name="P15"><text:tab/>=&gt; cd_level<text:tab/>:Integer</text:p>
        <text:p text:style-name="P15"><text:tab/>=&gt; cd_label<text:tab/>:Integer</text:p>
        <text:p text:style-name="P15"><text:tab/>=&gt; cd_param_size<text:tab/>:Integer</text:p>
        <text:p text:style-name="P15"><text:tab/>=&gt; xd_not_equal<text:tab/>:operator_id</text:p>
        <text:p text:style-name="P15"><text:tab/>;</text:p>
        <text:p text:style-name="P15">packag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spec<text:tab/>:HEADER</text:p>
        <text:p text:style-name="P15"><text:tab/>=&gt; sm_unit_desc<text:tab/>:UNIT_DESC</text:p>
        <text:p text:style-name="P15"><text:tab/>=&gt; sm_address<text:tab/>:EXP</text:p>
        <text:p text:style-name="P15"><text:tab/>=&gt; xd_region<text:tab/>:SOURCE_NAME</text:p>
        <text:p text:style-name="P15"><text:tab/>=&gt; xd_stub<text:tab/>:stub</text:p>
        <text:p text:style-name="P15"><text:tab/>=&gt; xd_body<text:tab/>:SUBUNIT_BODY</text:p>
        <text:p text:style-name="P15"><text:tab/>=&gt; cd_compiled<text:tab/>:BOOLEAN</text:p>
        <text:p text:style-name="P15"><text:tab/>;</text:p>
        <text:p text:style-name="P15">generic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spec<text:tab/>:HEADER</text:p>
        <text:p text:style-name="P15"><text:tab/>=&gt; sm_generic_param_s<text:tab/>:item_s</text:p>
        <text:p text:style-name="P15"><text:tab/>=&gt; sm_body<text:tab/>:BODY</text:p>
        <text:p text:style-name="P15"><text:tab/>=&gt; sm_is_inline<text:tab/>:BOOLEAN</text:p>
        <text:p text:style-name="P15"><text:tab/>=&gt; xd_region<text:tab/>:SOURCE_NAME</text:p>
        <text:p text:style-name="P15"><text:tab/>=&gt; xd_stub<text:tab/>:stub</text:p>
        <text:p text:style-name="P15"><text:tab/>=&gt; xd_body<text:tab/>:SUBUNIT_BODY</text:p>
        <text:p text:style-name="P15"><text:tab/>;</text:p>
        <text:p text:style-name="P15">task_body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first<text:tab/>:DEF_NAME</text:p>
        <text:p text:style-name="P15"><text:tab/>=&gt; sm_type_spec<text:tab/>:TYPE_SPEC</text:p>
        <text:p text:style-name="P15"><text:tab/>=&gt; sm_body<text:tab/>:BODY</text:p>
        <text:p text:style-name="P15"><text:tab/>=&gt; xd_region<text:tab/>:SOURCE_NAME</text:p>
        <text:p text:style-name="P15"><text:tab/>;</text:p>
        <text:p text:style-name="P15">label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stm<text:tab/>:STM</text:p>
        <text:p text:style-name="P15"><text:tab/>=&gt; xd_region<text:tab/>:SOURCE_NAME</text:p>
        <text:p text:style-name="P15"><text:tab/>=&gt; cd_label<text:tab/>:Integer</text:p>
        <text:p text:style-name="P15"><text:tab/>;</text:p>
        <text:p text:style-name="P15">block_loop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stm<text:tab/>:STM</text:p>
        <text:p text:style-name="P15"><text:tab/>=&gt; xd_region<text:tab/>:SOURCE_NAME</text:p>
        <text:p text:style-name="P15"><text:tab/>;</text:p>
        <text:p text:style-name="P15">entry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spec<text:tab/>:HEADER</text:p>
        <text:p text:style-name="P15"><text:tab/>=&gt; sm_address<text:tab/>:EXP</text:p>
        <text:p text:style-name="P15"><text:tab/>=&gt; xd_region<text:tab/>:SOURCE_NAME</text:p>
        <text:p text:style-name="P15"><text:tab/>;</text:p>
        <text:p text:style-name="P15">exception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renames_exc<text:tab/>:NAME</text:p>
        <text:p text:style-name="P15"><text:tab/>=&gt; xd_region<text:tab/>:SOURCE_NAME</text:p>
        <text:p text:style-name="P15"><text:tab/>=&gt; cd_label<text:tab/>:Integer</text:p>
        <text:p text:style-name="P15"><text:tab/>;</text:p>
        <text:p text:style-name="P15">attribut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xd_pos<text:tab/>:Integer</text:p>
        <text:p text:style-name="P15"><text:tab/>;</text:p>
        <text:p text:style-name="P15">pragma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argument_id_s<text:tab/>:argument_id</text:p>
        <text:p text:style-name="P15"><text:tab/>=&gt; xd_pos<text:tab/>:Integer</text:p>
        <text:p text:style-name="P15"><text:tab/>;</text:p>
        <text:p text:style-name="P15">argumen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xd_pos<text:tab/>:Integer</text:p>
        <text:p text:style-name="P15"><text:tab/>;</text:p>
        <text:p text:style-name="P15">bltn_operator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operator<text:tab/>:Integer</text:p>
        <text:p text:style-name="P15"><text:tab/>;</text:p>
        <text:p text:style-name="P15"/>
        <text:p text:style-name="P44"/>
        <text:p text:style-name="P15"/>
        <text:p text:style-name="P45">alternative_s<text:tab/>=&gt;</text:p>
        <text:p text:style-name="P15"><text:tab/>=&gt; as_list<text:tab/>:ALTERNATIVE_ELEM</text:p>
        <text:p text:style-name="P15"><text:tab/>=&gt; lx_srcpos<text:tab/>:Source_Position</text:p>
        <text:p text:style-name="P15"><text:tab/>;</text:p>
        <text:p text:style-name="P15">argument_id_s<text:tab/>=&gt;</text:p>
        <text:p text:style-name="P15"><text:tab/>=&gt; as_list<text:tab/>:argument_id</text:p>
        <text:p text:style-name="P15"><text:tab/>=&gt; lx_srcpos<text:tab/>:Source_Position</text:p>
        <text:p text:style-name="P15"><text:tab/>;</text:p>
        <text:p text:style-name="P15">choice_s<text:tab/>=&gt;</text:p>
        <text:p text:style-name="P15"><text:tab/>=&gt; as_list<text:tab/>:CHOICE</text:p>
        <text:p text:style-name="P15"><text:tab/>=&gt; lx_srcpos<text:tab/>:Source_Position</text:p>
        <text:p text:style-name="P15"><text:tab/>=&gt; cd_label<text:tab/>:Integer</text:p>
        <text:p text:style-name="P15"><text:tab/>;</text:p>
        <text:p text:style-name="P15">comp_rep_s<text:tab/>=&gt;</text:p>
        <text:p text:style-name="P15"><text:tab/>=&gt; as_list<text:tab/>:COMP_REP_ELEM</text:p>
        <text:p text:style-name="P15"><text:tab/>=&gt; lx_srcpos<text:tab/>:Source_Position</text:p>
        <text:p text:style-name="P15"><text:tab/>;</text:p>
        <text:p text:style-name="P15">decl_s<text:tab/>=&gt;</text:p>
        <text:p text:style-name="P15"><text:tab/>=&gt; as_list<text:tab/>:DECL</text:p>
        <text:p text:style-name="P15"><text:tab/>=&gt; lx_srcpos<text:tab/>:Source_Position</text:p>
        <text:p text:style-name="P15"><text:tab/>;</text:p>
        <text:p text:style-name="P15">general_assoc_s<text:tab/>=&gt;</text:p>
        <text:p text:style-name="P15"><text:tab/>=&gt; as_list<text:tab/>:GENERAL_ASSOC</text:p>
        <text:p text:style-name="P15"><text:tab/>=&gt; lx_srcpos<text:tab/>:Source_Position</text:p>
        <text:p text:style-name="P15"><text:tab/>;</text:p>
        <text:p text:style-name="P15">discrete_range_s<text:tab/>=&gt;</text:p>
        <text:p text:style-name="P15"><text:tab/>=&gt; as_list<text:tab/>:DISCRETE_RANGE</text:p>
        <text:p text:style-name="P15"><text:tab/>=&gt; lx_srcpos<text:tab/>:Source_Position</text:p>
        <text:p text:style-name="P15"><text:tab/>;</text:p>
        <text:p text:style-name="P15">enum_literal_s<text:tab/>=&gt;</text:p>
        <text:p text:style-name="P15"><text:tab/>=&gt; as_list<text:tab/>:ENUM_LITERAL</text:p>
        <text:p text:style-name="P15"><text:tab/>=&gt; lx_srcpos<text:tab/>:Source_Position</text:p>
        <text:p text:style-name="P15"><text:tab/>=&gt; cd_alignment<text:tab/>:Integer</text:p>
        <text:p text:style-name="P15"><text:tab/>=&gt; cd_impl_size<text:tab/>:Integer</text:p>
        <text:p text:style-name="P15"><text:tab/>=&gt; cd_last<text:tab/>:Integer</text:p>
        <text:p text:style-name="P15"><text:tab/>;</text:p>
        <text:p text:style-name="P15">exp_s<text:tab/>=&gt;</text:p>
        <text:p text:style-name="P15"><text:tab/>=&gt; as_list<text:tab/>:EXP</text:p>
        <text:p text:style-name="P15"><text:tab/>=&gt; lx_srcpos<text:tab/>:Source_Position</text:p>
        <text:p text:style-name="P15"><text:tab/>;</text:p>
        <text:p text:style-name="P15">index_s<text:tab/>=&gt;</text:p>
        <text:p text:style-name="P15"><text:tab/>=&gt; as_list<text:tab/>:index</text:p>
        <text:p text:style-name="P15"><text:tab/>=&gt; lx_srcpos<text:tab/>:Source_Position</text:p>
        <text:p text:style-name="P15"><text:tab/>;</text:p>
        <text:p text:style-name="P15">name_s<text:tab/>=&gt;</text:p>
        <text:p text:style-name="P15"><text:tab/>=&gt; as_list<text:tab/>:NAME</text:p>
        <text:p text:style-name="P15"><text:tab/>=&gt; lx_srcpos<text:tab/>:Source_Position</text:p>
        <text:p text:style-name="P15"><text:tab/>;</text:p>
        <text:p text:style-name="P15">scalar_s<text:tab/>=&gt;</text:p>
        <text:p text:style-name="P15"><text:tab/>=&gt; as_list<text:tab/>:SCALAR</text:p>
        <text:p text:style-name="P15"><text:tab/>=&gt; lx_srcpos<text:tab/>:Source_Position</text:p>
        <text:p text:style-name="P15"><text:tab/>;</text:p>
        <text:p text:style-name="P15">source_name_s<text:tab/>=&gt;</text:p>
        <text:p text:style-name="P15"><text:tab/>=&gt; as_list<text:tab/>:SOURCE_NAME</text:p>
        <text:p text:style-name="P15"><text:tab/>=&gt; lx_srcpos<text:tab/>:Source_Position</text:p>
        <text:p text:style-name="P15"><text:tab/>;</text:p>
        <text:p text:style-name="P15">test_clause_elem_s<text:tab/>=&gt;</text:p>
        <text:p text:style-name="P15"><text:tab/>=&gt; as_list<text:tab/>:TEST_CLAUSE_ELEM</text:p>
        <text:p text:style-name="P15"><text:tab/>=&gt; lx_srcpos<text:tab/>:Source_Position</text:p>
        <text:p text:style-name="P15"><text:tab/>;</text:p>
        <text:p text:style-name="P15">use_pragma_s<text:tab/>=&gt;</text:p>
        <text:p text:style-name="P15"><text:tab/>=&gt; as_list<text:tab/>:USE_PRAGMA</text:p>
        <text:p text:style-name="P15"><text:tab/>=&gt; lx_srcpos<text:tab/>:Source_Position</text:p>
        <text:p text:style-name="P15"><text:tab/>;</text:p>
        <text:p text:style-name="P15">variant_s<text:tab/>=&gt;</text:p>
        <text:p text:style-name="P15"><text:tab/>=&gt; as_list<text:tab/>:VARIANT_ELEM</text:p>
        <text:p text:style-name="P15"><text:tab/>=&gt; lx_srcpos<text:tab/>:Source_Position</text:p>
        <text:p text:style-name="P15"><text:tab/>;</text:p>
        <text:p text:style-name="P15"/>
        <text:p text:style-name="P15">named<text:tab/>=&gt;</text:p>
        <text:p text:style-name="P15"><text:tab/>=&gt; as_exp<text:tab/>:EXP</text:p>
        <text:p text:style-name="P15"><text:tab/>=&gt; as_choice_s<text:tab/>:choice_s</text:p>
        <text:p text:style-name="P15"><text:tab/>=&gt; lx_srcpos<text:tab/>:Source_Position</text:p>
        <text:p text:style-name="P15"><text:tab/>;</text:p>
        <text:p text:style-name="P15">assoc<text:tab/>=&gt;</text:p>
        <text:p text:style-name="P15"><text:tab/>=&gt; as_exp<text:tab/>:EXP</text:p>
        <text:p text:style-name="P15"><text:tab/>=&gt; as_used_name<text:tab/>:USED_NAME</text:p>
        <text:p text:style-name="P15"><text:tab/>=&gt; lx_srcpos<text:tab/>:Source_Position</text:p>
        <text:p text:style-name="P15"><text:tab/>;</text:p>
        <text:p text:style-name="P15">used_char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defn<text:tab/>:DEF_NAME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used_object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defn<text:tab/>:DEF_NAME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used_op<text:tab/>=&gt;</text:p>
        <text:p text:style-name="P15"><text:soft-page-break/><text:tab/>=&gt; lx_srcpos<text:tab/>:Source_Position</text:p>
        <text:p text:style-name="P15"><text:tab/>=&gt; lx_symrep<text:tab/>:symbol_rep</text:p>
        <text:p text:style-name="P15"><text:tab/>=&gt; sm_defn<text:tab/>:DEF_NAME</text:p>
        <text:p text:style-name="P15"><text:tab/>;</text:p>
        <text:p text:style-name="P15">used_name_id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defn<text:tab/>:DEF_NAME</text:p>
        <text:p text:style-name="P15"><text:tab/>;</text:p>
        <text:p text:style-name="P15">attribute<text:tab/>=&gt;</text:p>
        <text:p text:style-name="P15"><text:tab/>=&gt; as_name<text:tab/>:NAME</text:p>
        <text:p text:style-name="P15"><text:tab/>=&gt; as_used_name_id<text:tab/>:used_name_id</text:p>
        <text:p text:style-name="P15"><text:tab/>=&gt; as_exp<text:tab/>:EXP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selected<text:tab/>=&gt;</text:p>
        <text:p text:style-name="P15"><text:tab/>=&gt; as_name<text:tab/>:NAME</text:p>
        <text:p text:style-name="P15"><text:tab/>=&gt; as_designator<text:tab/>:DESIGNATOR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function_call<text:tab/>=&gt;</text:p>
        <text:p text:style-name="P15"><text:tab/>=&gt; as_name<text:tab/>:NAME</text:p>
        <text:p text:style-name="P15"><text:tab/>=&gt; as_general_assoc_s<text:tab/>:general_assoc_s</text:p>
        <text:p text:style-name="P15"><text:tab/>=&gt; lx_srcpos<text:tab/>:Source_Position</text:p>
        <text:p text:style-name="P15"><text:tab/>=&gt; lx_prefix<text:tab/>:BOOLEAN</text:p>
        <text:p text:style-name="P15"><text:tab/>=&gt; sm_exp_type<text:tab/>:TYPE_SPEC</text:p>
        <text:p text:style-name="P15"><text:tab/>=&gt; sm_value<text:tab/>:Value</text:p>
        <text:p text:style-name="P15"><text:tab/>=&gt; sm_normalized_param_s<text:tab/>:exp_s</text:p>
        <text:p text:style-name="P15"><text:tab/>;</text:p>
        <text:p text:style-name="P15">indexed<text:tab/>=&gt;</text:p>
        <text:p text:style-name="P15"><text:tab/>=&gt; as_name<text:tab/>:NAME</text:p>
        <text:p text:style-name="P15"><text:tab/>=&gt; as_exp_s<text:tab/>:exp_s</text:p>
        <text:p text:style-name="P15"><text:tab/>=&gt; lx_srcpos<text:tab/>:Source_Position</text:p>
        <text:p text:style-name="P15"><text:tab/>=&gt; sm_exp_type<text:tab/>:TYPE_SPEC</text:p>
        <text:p text:style-name="P15"><text:tab/>;</text:p>
        <text:p text:style-name="P15">slice<text:tab/>=&gt;</text:p>
        <text:p text:style-name="P15"><text:tab/>=&gt; as_name<text:tab/>:NAME</text:p>
        <text:p text:style-name="P15"><text:tab/>=&gt; as_discrete_range<text:tab/>:DISCRETE_RANGE</text:p>
        <text:p text:style-name="P15"><text:tab/>=&gt; lx_srcpos<text:tab/>:Source_Position</text:p>
        <text:p text:style-name="P15"><text:tab/>=&gt; sm_exp_type<text:tab/>:TYPE_SPEC</text:p>
        <text:p text:style-name="P15"><text:tab/>;</text:p>
        <text:p text:style-name="P15">all<text:tab/>=&gt;</text:p>
        <text:p text:style-name="P15"><text:tab/>=&gt; as_name<text:tab/>:NAME</text:p>
        <text:p text:style-name="P15"><text:tab/>=&gt; lx_srcpos<text:tab/>:Source_Position</text:p>
        <text:p text:style-name="P15"><text:tab/>=&gt; sm_exp_type<text:tab/>:TYPE_SPEC</text:p>
        <text:p text:style-name="P15"><text:tab/>;</text:p>
        <text:p text:style-name="P15">short_circuit<text:tab/>=&gt;</text:p>
        <text:p text:style-name="P15"><text:tab/>=&gt; as_exp1<text:tab/>:EXP</text:p>
        <text:p text:style-name="P15"><text:tab/>=&gt; as_short_circuit_op<text:tab/>:SHORT_CIRCUIT_OP</text:p>
        <text:p text:style-name="P15"><text:tab/>=&gt; as_exp2<text:tab/>:EXP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numeric_literal<text:tab/>=&gt;</text:p>
        <text:p text:style-name="P15"><text:tab/>=&gt; lx_srcpos<text:tab/>:Source_Position</text:p>
        <text:p text:style-name="P15"><text:tab/>=&gt; lx_numrep<text:tab/>:Number_Rep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null_access<text:tab/>=&gt;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range_membership<text:tab/>=&gt;</text:p>
        <text:p text:style-name="P15"><text:tab/>=&gt; as_exp<text:tab/>:EXP</text:p>
        <text:p text:style-name="P15"><text:tab/>=&gt; as_membership_op<text:tab/>:MEMBERSHIP_OP</text:p>
        <text:p text:style-name="P15"><text:tab/>=&gt; as_range<text:tab/>:RANGE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type_membership<text:tab/>=&gt;</text:p>
        <text:p text:style-name="P15"><text:tab/>=&gt; as_exp<text:tab/>:EXP</text:p>
        <text:p text:style-name="P15"><text:tab/>=&gt; as_membership_op<text:tab/>:MEMBERSHIP_OP</text:p>
        <text:p text:style-name="P15"><text:tab/>=&gt; as_name<text:tab/>:NAME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conversion<text:tab/>=&gt;</text:p>
        <text:p text:style-name="P15"><text:tab/>=&gt; as_exp<text:tab/>:EXP</text:p>
        <text:p text:style-name="P15"><text:tab/>=&gt; as_name<text:tab/>:NAME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qualified<text:tab/>=&gt;</text:p>
        <text:p text:style-name="P15"><text:tab/>=&gt; as_exp<text:tab/>:EXP</text:p>
        <text:p text:style-name="P15"><text:tab/>=&gt; as_name<text:tab/>:NAME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parenthesized<text:tab/>=&gt;</text:p>
        <text:p text:style-name="P15"><text:tab/>=&gt; as_exp<text:tab/>:EXP</text:p>
        <text:p text:style-name="P15"><text:tab/>=&gt; lx_srcpos<text:tab/>:Source_Position</text:p>
        <text:p text:style-name="P15"><text:tab/>=&gt; sm_exp_type<text:tab/>:TYPE_SPEC</text:p>
        <text:p text:style-name="P15"><text:tab/>=&gt; sm_value<text:tab/>:Value</text:p>
        <text:p text:style-name="P15"><text:tab/>;</text:p>
        <text:p text:style-name="P15">aggregate<text:tab/>=&gt;</text:p>
        <text:p text:style-name="P15"><text:tab/>=&gt; as_general_assoc_s<text:tab/>:general_assoc_s</text:p>
        <text:p text:style-name="P15"><text:tab/>=&gt; lx_srcpos<text:tab/>:Source_Position</text:p>
        <text:p text:style-name="P15"><text:tab/>=&gt; sm_exp_type<text:tab/>:TYPE_SPEC</text:p>
        <text:p text:style-name="P15"><text:tab/>=&gt; sm_discrete_range<text:tab/>:DISCRETE_RANGE</text:p>
        <text:p text:style-name="P15"><text:tab/>=&gt; sm_normalized_comp_s<text:tab/>:general_assoc_s</text:p>
        <text:p text:style-name="P15"><text:tab/>;</text:p>
        <text:p text:style-name="P15">string_literal<text:tab/>=&gt;</text:p>
        <text:p text:style-name="P15"><text:tab/>=&gt; lx_srcpos<text:tab/>:Source_Position</text:p>
        <text:p text:style-name="P15"><text:tab/>=&gt; lx_symrep<text:tab/>:symbol_rep</text:p>
        <text:p text:style-name="P15"><text:tab/>=&gt; sm_exp_type<text:tab/>:TYPE_SPEC</text:p>
        <text:p text:style-name="P15"><text:tab/>=&gt; sm_discrete_range<text:tab/>:DISCRETE_RANGE</text:p>
        <text:p text:style-name="P15"><text:tab/>;</text:p>
        <text:p text:style-name="P15">qualified_allocator<text:tab/>=&gt;</text:p>
        <text:p text:style-name="P15"><text:tab/>=&gt; as_qualified<text:tab/>:qualified</text:p>
        <text:p text:style-name="P15"><text:tab/>=&gt; lx_srcpos<text:tab/>:Source_Position</text:p>
        <text:p text:style-name="P15"><text:tab/>=&gt; sm_exp_type<text:tab/>:TYPE_SPEC</text:p>
        <text:p text:style-name="P15"><text:tab/>;</text:p>
        <text:p text:style-name="P15">subtype_allocator<text:tab/>=&gt;</text:p>
        <text:p text:style-name="P15"><text:tab/>=&gt; as_subtype_indication<text:tab/>:subtype_indication</text:p>
        <text:p text:style-name="P15"><text:tab/>=&gt; lx_srcpos<text:tab/>:Source_Position</text:p>
        <text:p text:style-name="P15"><text:tab/>=&gt; sm_exp_type<text:tab/>:TYPE_SPEC</text:p>
        <text:p text:style-name="P15"><text:tab/>=&gt; sm_desig_type<text:tab/>:TYPE_SPEC</text:p>
        <text:p text:style-name="P15"><text:tab/>;</text:p>
        <text:p text:style-name="P15">range<text:tab/>=&gt;</text:p>
        <text:p text:style-name="P15"><text:tab/>=&gt; as_exp1<text:tab/>:EXP</text:p>
        <text:p text:style-name="P15"><text:tab/>=&gt; as_exp2<text:tab/>:EXP</text:p>
        <text:p text:style-name="P15"><text:tab/>=&gt; lx_srcpos<text:tab/>:Source_Position</text:p>
        <text:p text:style-name="P15"><text:tab/>=&gt; sm_type_spec<text:tab/>:TYPE_SPEC</text:p>
        <text:p text:style-name="P15"><text:tab/>;</text:p>
        <text:p text:style-name="P15">range_attribute<text:tab/>=&gt;</text:p>
        <text:p text:style-name="P15"><text:tab/>=&gt; as_name<text:tab/>:NAME</text:p>
        <text:p text:style-name="P15"><text:soft-page-break/><text:tab/>=&gt; as_used_name_id<text:tab/>:used_name_id</text:p>
        <text:p text:style-name="P15"><text:tab/>=&gt; as_exp<text:tab/>:EXP</text:p>
        <text:p text:style-name="P15"><text:tab/>=&gt; lx_srcpos<text:tab/>:Source_Position</text:p>
        <text:p text:style-name="P15"><text:tab/>=&gt; sm_type_spec<text:tab/>:TYPE_SPEC</text:p>
        <text:p text:style-name="P15"><text:tab/>;</text:p>
        <text:p text:style-name="P15">discrete_subtype<text:tab/>=&gt;</text:p>
        <text:p text:style-name="P15"><text:tab/>=&gt; as_subtype_indication<text:tab/>:subtype_indication</text:p>
        <text:p text:style-name="P15"><text:tab/>=&gt; lx_srcpos<text:tab/>:Source_Position</text:p>
        <text:p text:style-name="P15"><text:tab/>;</text:p>
        <text:p text:style-name="P15">float_constraint<text:tab/>=&gt;</text:p>
        <text:p text:style-name="P15"><text:tab/>=&gt; as_exp<text:tab/>:EXP</text:p>
        <text:p text:style-name="P15"><text:tab/>=&gt; as_range<text:tab/>:RANGE</text:p>
        <text:p text:style-name="P15"><text:tab/>=&gt; lx_srcpos<text:tab/>:Source_Position</text:p>
        <text:p text:style-name="P15"><text:tab/>=&gt; sm_type_spec<text:tab/>:TYPE_SPEC</text:p>
        <text:p text:style-name="P15"><text:tab/>;</text:p>
        <text:p text:style-name="P15">fixed_constraint<text:tab/>=&gt;</text:p>
        <text:p text:style-name="P15"><text:tab/>=&gt; as_exp<text:tab/>:EXP</text:p>
        <text:p text:style-name="P15"><text:tab/>=&gt; as_range<text:tab/>:RANGE</text:p>
        <text:p text:style-name="P15"><text:tab/>=&gt; lx_srcpos<text:tab/>:Source_Position</text:p>
        <text:p text:style-name="P15"><text:tab/>=&gt; sm_type_spec<text:tab/>:TYPE_SPEC</text:p>
        <text:p text:style-name="P15"><text:tab/>;</text:p>
        <text:p text:style-name="P15">index_constraint<text:tab/>=&gt;</text:p>
        <text:p text:style-name="P15"><text:tab/>=&gt; as_discrete_range_s<text:tab/>:discrete_range_s</text:p>
        <text:p text:style-name="P15"><text:tab/>=&gt; lx_srcpos<text:tab/>:Source_Position</text:p>
        <text:p text:style-name="P15"><text:tab/>;</text:p>
        <text:p text:style-name="P15">dscrmt_constraint<text:tab/>=&gt;</text:p>
        <text:p text:style-name="P15"><text:tab/>=&gt; as_general_assoc_s<text:tab/>:general_assoc_s</text:p>
        <text:p text:style-name="P15"><text:tab/>=&gt; lx_srcpos<text:tab/>:Source_Position</text:p>
        <text:p text:style-name="P15"><text:tab/>;</text:p>
        <text:p text:style-name="P15">choice_exp<text:tab/>=&gt;</text:p>
        <text:p text:style-name="P15"><text:tab/>=&gt; as_exp<text:tab/>:EXP</text:p>
        <text:p text:style-name="P15"><text:tab/>=&gt; lx_srcpos<text:tab/>:Source_Position</text:p>
        <text:p text:style-name="P15"><text:tab/>;</text:p>
        <text:p text:style-name="P15">choice_range<text:tab/>=&gt;</text:p>
        <text:p text:style-name="P15"><text:tab/>=&gt; as_discrete_range<text:tab/>:DISCRETE_RANGE</text:p>
        <text:p text:style-name="P15"><text:tab/>=&gt; lx_srcpos<text:tab/>:Source_Position</text:p>
        <text:p text:style-name="P15"><text:tab/>;</text:p>
        <text:p text:style-name="P15">choice_others<text:tab/>=&gt;</text:p>
        <text:p text:style-name="P15"><text:tab/>=&gt; lx_srcpos<text:tab/>:Source_Position</text:p>
        <text:p text:style-name="P15"><text:tab/>;</text:p>
        <text:p text:style-name="P15">renames_unit<text:tab/>=&gt;</text:p>
        <text:p text:style-name="P15"><text:tab/>=&gt; as_name<text:tab/>:NAME</text:p>
        <text:p text:style-name="P15"><text:tab/>=&gt; lx_srcpos<text:tab/>:Source_Position</text:p>
        <text:p text:style-name="P15"><text:tab/>;</text:p>
        <text:p text:style-name="P15">instantiation<text:tab/>=&gt;</text:p>
        <text:p text:style-name="P15"><text:tab/>=&gt; as_name<text:tab/>:NAME</text:p>
        <text:p text:style-name="P15"><text:tab/>=&gt; as_general_assoc_s<text:tab/>:general_assoc_s</text:p>
        <text:p text:style-name="P15"><text:tab/>=&gt; lx_srcpos<text:tab/>:Source_Position</text:p>
        <text:p text:style-name="P15"><text:tab/>=&gt; sm_decl_s<text:tab/>:decl_s</text:p>
        <text:p text:style-name="P15"><text:tab/>;</text:p>
        <text:p text:style-name="P15">name_default<text:tab/>=&gt;</text:p>
        <text:p text:style-name="P15"><text:tab/>=&gt; as_name<text:tab/>:NAME</text:p>
        <text:p text:style-name="P15"><text:tab/>=&gt; lx_srcpos<text:tab/>:Source_Position</text:p>
        <text:p text:style-name="P15"><text:tab/>;</text:p>
        <text:p text:style-name="P15">box_default<text:tab/>=&gt;</text:p>
        <text:p text:style-name="P15"><text:soft-page-break/><text:tab/>=&gt; lx_srcpos<text:tab/>:Source_Position</text:p>
        <text:p text:style-name="P15"><text:tab/>;</text:p>
        <text:p text:style-name="P15">no_default<text:tab/>=&gt;</text:p>
        <text:p text:style-name="P15"><text:tab/>=&gt; lx_srcpos<text:tab/>:Source_Position</text:p>
        <text:p text:style-name="P15"><text:tab/>;</text:p>
        <text:p text:style-name="P15">implicit_not_eq<text:tab/>=&gt;</text:p>
        <text:p text:style-name="P15"><text:tab/>=&gt; lx_srcpos<text:tab/>:Source_Position</text:p>
        <text:p text:style-name="P15"><text:tab/>=&gt; sm_equal<text:tab/>:SOURCE_NAME</text:p>
        <text:p text:style-name="P15"><text:tab/>;</text:p>
        <text:p text:style-name="P15">derived_subprog<text:tab/>=&gt;</text:p>
        <text:p text:style-name="P15"><text:tab/>=&gt; lx_srcpos<text:tab/>:Source_Position</text:p>
        <text:p text:style-name="P15"><text:tab/>=&gt; sm_derivable<text:tab/>:SOURCE_NAME</text:p>
        <text:p text:style-name="P15"><text:tab/>;</text:p>
        <text:p text:style-name="P15">cond_clause<text:tab/>=&gt;</text:p>
        <text:p text:style-name="P15"><text:tab/>=&gt; as_exp<text:tab/>:EXP</text:p>
        <text:p text:style-name="P15"><text:tab/>=&gt; as_stm_s<text:tab/>:stm_s</text:p>
        <text:p text:style-name="P15"><text:tab/>=&gt; lx_srcpos<text:tab/>:Source_Position</text:p>
        <text:p text:style-name="P15"><text:tab/>;</text:p>
        <text:p text:style-name="P15">select_alternative<text:tab/>=&gt;</text:p>
        <text:p text:style-name="P15"><text:tab/>=&gt; as_exp<text:tab/>:EXP</text:p>
        <text:p text:style-name="P15"><text:tab/>=&gt; as_stm_s<text:tab/>:stm_s</text:p>
        <text:p text:style-name="P15"><text:tab/>=&gt; lx_srcpos<text:tab/>:Source_Position</text:p>
        <text:p text:style-name="P15"><text:tab/>;</text:p>
        <text:p text:style-name="P15">select_alt_pragma<text:tab/>=&gt;</text:p>
        <text:p text:style-name="P15"><text:tab/>=&gt; as_pragma<text:tab/>:pragma</text:p>
        <text:p text:style-name="P15"><text:tab/>=&gt; lx_srcpos<text:tab/>:Source_Position</text:p>
        <text:p text:style-name="P15"><text:tab/>;</text:p>
        <text:p text:style-name="P15">in_op<text:tab/>=&gt;</text:p>
        <text:p text:style-name="P15"><text:tab/>=&gt; lx_srcpos<text:tab/>:Source_Position</text:p>
        <text:p text:style-name="P15"><text:tab/>;</text:p>
        <text:p text:style-name="P15">not_in<text:tab/>=&gt;</text:p>
        <text:p text:style-name="P15"><text:tab/>=&gt; lx_srcpos<text:tab/>:Source_Position</text:p>
        <text:p text:style-name="P15"><text:tab/>;</text:p>
        <text:p text:style-name="P15">and_then<text:tab/>=&gt;</text:p>
        <text:p text:style-name="P15"><text:tab/>=&gt; lx_srcpos<text:tab/>:Source_Position</text:p>
        <text:p text:style-name="P15"><text:tab/>;</text:p>
        <text:p text:style-name="P15">or_else<text:tab/>=&gt;</text:p>
        <text:p text:style-name="P15"><text:tab/>=&gt; lx_srcpos<text:tab/>:Source_Position</text:p>
        <text:p text:style-name="P15"><text:tab/>;</text:p>
        <text:p text:style-name="P15">for<text:tab/>=&gt;</text:p>
        <text:p text:style-name="P15"><text:tab/>=&gt; as_source_name<text:tab/>:SOURCE_NAME</text:p>
        <text:p text:style-name="P15"><text:tab/>=&gt; as_discrete_range<text:tab/>:DISCRETE_RANGE</text:p>
        <text:p text:style-name="P15"><text:tab/>=&gt; lx_srcpos<text:tab/>:Source_Position</text:p>
        <text:p text:style-name="P15"><text:tab/>;</text:p>
        <text:p text:style-name="P15">reverse<text:tab/>=&gt;</text:p>
        <text:p text:style-name="P15"><text:tab/>=&gt; as_source_name<text:tab/>:SOURCE_NAME</text:p>
        <text:p text:style-name="P15"><text:tab/>=&gt; as_discrete_range<text:tab/>:DISCRETE_RANGE</text:p>
        <text:p text:style-name="P15"><text:tab/>=&gt; lx_srcpos<text:tab/>:Source_Position</text:p>
        <text:p text:style-name="P15"><text:tab/>;</text:p>
        <text:p text:style-name="P15">while<text:tab/>=&gt;</text:p>
        <text:p text:style-name="P15"><text:tab/>=&gt; as_exp<text:tab/>:EXP</text:p>
        <text:p text:style-name="P15"><text:tab/>=&gt; lx_srcpos<text:tab/>:Source_Position</text:p>
        <text:p text:style-name="P15"><text:tab/>;</text:p>
        <text:p text:style-name="P15">alternative<text:tab/>=&gt;</text:p>
        <text:p text:style-name="P15"><text:tab/>=&gt; as_choice_s<text:tab/>:choice_s</text:p>
        <text:p text:style-name="P15"><text:tab/>=&gt; as_stm_s<text:tab/>:stm_s</text:p>
        <text:p text:style-name="P15"><text:tab/>=&gt; lx_srcpos<text:tab/>:Source_Position</text:p>
        <text:p text:style-name="P15"><text:tab/>;</text:p>
        <text:p text:style-name="P15">alternative_pragma<text:tab/>=&gt;</text:p>
        <text:p text:style-name="P15"><text:tab/>=&gt; as_pragma<text:tab/>:pragma</text:p>
        <text:p text:style-name="P15"><text:tab/>=&gt; lx_srcpos<text:tab/>:Source_Position</text:p>
        <text:p text:style-name="P15"><text:tab/>;</text:p>
        <text:p text:style-name="P15">comp_rep<text:tab/>=&gt;</text:p>
        <text:p text:style-name="P15"><text:tab/>=&gt; as_name<text:tab/>:NAME</text:p>
        <text:p text:style-name="P15"><text:tab/>=&gt; as_exp<text:tab/>:EXP</text:p>
        <text:p text:style-name="P15"><text:tab/>=&gt; as_range<text:tab/>:RANGE</text:p>
        <text:p text:style-name="P15"><text:tab/>=&gt; lx_srcpos<text:tab/>:Source_Position</text:p>
        <text:p text:style-name="P15"><text:tab/>;</text:p>
        <text:p text:style-name="P15">comp_rep_pragma<text:tab/>=&gt;</text:p>
        <text:p text:style-name="P15"><text:tab/>=&gt; as_pragma<text:tab/>:pragma</text:p>
        <text:p text:style-name="P15"><text:tab/>=&gt; lx_srcpos<text:tab/>:Source_Position</text:p>
        <text:p text:style-name="P15"><text:tab/>;</text:p>
        <text:p text:style-name="P15">context_pragma<text:tab/>=&gt;</text:p>
        <text:p text:style-name="P15"><text:tab/>=&gt; as_pragma<text:tab/>:pragma</text:p>
        <text:p text:style-name="P15"><text:tab/>=&gt; lx_srcpos<text:tab/>:Source_Position</text:p>
        <text:p text:style-name="P15"><text:tab/>;</text:p>
        <text:p text:style-name="P15">with<text:tab/>=&gt;</text:p>
        <text:p text:style-name="P15"><text:tab/>=&gt; as_name_s<text:tab/>:name_s</text:p>
        <text:p text:style-name="P15"><text:tab/>=&gt; as_use_pragma_s<text:tab/>:use_pragma_s</text:p>
        <text:p text:style-name="P15"><text:tab/>=&gt; lx_srcpos<text:tab/>:Source_Position</text:p>
        <text:p text:style-name="P15"><text:tab/>;</text:p>
        <text:p text:style-name="P15">variant<text:tab/>=&gt;</text:p>
        <text:p text:style-name="P15"><text:tab/>=&gt; as_choice_s<text:tab/>:choice_s</text:p>
        <text:p text:style-name="P15"><text:tab/>=&gt; as_comp_list<text:tab/>:comp_list</text:p>
        <text:p text:style-name="P15"><text:tab/>=&gt; lx_srcpos<text:tab/>:Source_Position</text:p>
        <text:p text:style-name="P15"><text:tab/>;</text:p>
        <text:p text:style-name="P15">variant_pragma<text:tab/>=&gt;</text:p>
        <text:p text:style-name="P15"><text:tab/>=&gt; as_pragma<text:tab/>:pragma</text:p>
        <text:p text:style-name="P15"><text:tab/>=&gt; lx_srcpos<text:tab/>:Source_Position</text:p>
        <text:p text:style-name="P15"><text:tab/>;</text:p>
        <text:p text:style-name="P15">alignment<text:tab/>=&gt;</text:p>
        <text:p text:style-name="P15"><text:tab/>=&gt; as_pragma_s<text:tab/>:pragma_s</text:p>
        <text:p text:style-name="P15"><text:tab/>=&gt; as_exp<text:tab/>:EXP</text:p>
        <text:p text:style-name="P15"><text:tab/>=&gt; lx_srcpos<text:tab/>:Source_Position</text:p>
        <text:p text:style-name="P15"><text:tab/>;</text:p>
        <text:p text:style-name="P15">variant_part<text:tab/>=&gt;</text:p>
        <text:p text:style-name="P15"><text:tab/>=&gt; as_name<text:tab/>:NAME</text:p>
        <text:p text:style-name="P15"><text:tab/>=&gt; as_variant_s<text:tab/>:variant_s</text:p>
        <text:p text:style-name="P15"><text:tab/>=&gt; lx_srcpos<text:tab/>:Source_Position</text:p>
        <text:p text:style-name="P15"><text:tab/>;</text:p>
        <text:p text:style-name="P15">comp_list<text:tab/>=&gt;</text:p>
        <text:p text:style-name="P15"><text:tab/>=&gt; as_decl_s<text:tab/>:decl_s</text:p>
        <text:p text:style-name="P15"><text:tab/>=&gt; as_variant_part<text:tab/>:VARIANT_PART</text:p>
        <text:p text:style-name="P15"><text:tab/>=&gt; as_pragma_s<text:tab/>:pragma_s</text:p>
        <text:p text:style-name="P15"><text:tab/>=&gt; lx_srcpos<text:tab/>:Source_Position</text:p>
        <text:p text:style-name="P15"><text:tab/>;</text:p>
        <text:p text:style-name="P15">index<text:tab/>=&gt;</text:p>
        <text:p text:style-name="P15"><text:tab/>=&gt; as_name<text:tab/>:NAME</text:p>
        <text:p text:style-name="P15"><text:tab/>=&gt; lx_srcpos<text:tab/>:Source_Position</text:p>
        <text:p text:style-name="P15"><text:tab/>=&gt; sm_type_spec<text:tab/>:TYPE_SPEC</text:p>
        <text:p text:style-name="P15"><text:tab/>;</text:p>
        <text:p text:style-name="P15">task_spec<text:tab/>=&gt;</text:p>
        <text:p text:style-name="P15"><text:tab/>=&gt; sm_derived<text:tab/>:TYPE_SPEC</text:p>
        <text:p text:style-name="P15"><text:tab/>=&gt; sm_is_anonymous<text:tab/>:BOOLEAN</text:p>
        <text:p text:style-name="P15"><text:tab/>=&gt; sm_decl_s<text:tab/>:decl_s</text:p>
        <text:p text:style-name="P15"><text:tab/>=&gt; sm_body<text:tab/>:BODY</text:p>
        <text:p text:style-name="P15"><text:tab/>=&gt; sm_address<text:tab/>:EXP</text:p>
        <text:p text:style-name="P15"><text:tab/>=&gt; sm_size<text:tab/>:EXP</text:p>
        <text:p text:style-name="P15"><text:tab/>=&gt; sm_storage_size<text:tab/>:EXP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xd_stub<text:tab/>:stub</text:p>
        <text:p text:style-name="P15"><text:tab/>=&gt; xd_body<text:tab/>:SUBUNIT_BODY</text:p>
        <text:p text:style-name="P15"><text:tab/>;</text:p>
        <text:p text:style-name="P15">enumeration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range<text:tab/>:RANGE</text:p>
        <text:p text:style-name="P15"><text:tab/>=&gt; sm_literal_s<text:tab/>:enum_literal_s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;</text:p>
        <text:p text:style-name="P15">Integer<text:tab/>=&gt;</text:p>
        <text:p text:style-name="P15"><text:tab/>=&gt; sm_derived<text:tab/>:TYPE_SPEC</text:p>
        <text:p text:style-name="P15"><text:tab/>=&gt; sm_is_anonymous<text:tab/>:BOOLEAN</text:p>
        <text:p text:style-name="P15"><text:soft-page-break/><text:tab/>=&gt; sm_base_type<text:tab/>:TYPE_SPEC</text:p>
        <text:p text:style-name="P15"><text:tab/>=&gt; sm_range<text:tab/>:RANGE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offset<text:tab/>:Integer</text:p>
        <text:p text:style-name="P15"><text:tab/>=&gt; cd_impl_size<text:tab/>:Integer</text:p>
        <text:p text:style-name="P15"><text:tab/>;</text:p>
        <text:p text:style-name="P15">float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range<text:tab/>:RANGE</text:p>
        <text:p text:style-name="P15"><text:tab/>=&gt; sm_accuracy<text:tab/>:Value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impl_size<text:tab/>:Integer</text:p>
        <text:p text:style-name="P15"><text:tab/>;</text:p>
        <text:p text:style-name="P15">fixed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range<text:tab/>:RANGE</text:p>
        <text:p text:style-name="P15"><text:tab/>=&gt; sm_accuracy<text:tab/>:Value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impl_small<text:tab/>:Value</text:p>
        <text:p text:style-name="P15"><text:tab/>=&gt; cd_impl_size<text:tab/>:Integer</text:p>
        <text:p text:style-name="P15"><text:tab/>;</text:p>
        <text:p text:style-name="P15">array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size<text:tab/>:EXP</text:p>
        <text:p text:style-name="P15"><text:tab/>=&gt; sm_is_limited<text:tab/>:BOOLEAN</text:p>
        <text:p text:style-name="P15"><text:tab/>=&gt; sm_is_packed<text:tab/>:BOOLEAN</text:p>
        <text:p text:style-name="P15"><text:tab/>=&gt; sm_index_s<text:tab/>:index_s</text:p>
        <text:p text:style-name="P15"><text:tab/>=&gt; sm_comp_type<text:tab/>:TYPE_SPEC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;</text:p>
        <text:p text:style-name="P15">record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size<text:tab/>:EXP</text:p>
        <text:p text:style-name="P15"><text:tab/>=&gt; sm_is_limited<text:tab/>:BOOLEAN</text:p>
        <text:p text:style-name="P15"><text:tab/>=&gt; sm_is_packed<text:tab/>:BOOLEAN</text:p>
        <text:p text:style-name="P15"><text:tab/>=&gt; sm_discriminant_s<text:tab/>:dscrmt_decl_s</text:p>
        <text:p text:style-name="P15"><text:tab/>=&gt; sm_comp_list<text:tab/>:comp_list</text:p>
        <text:p text:style-name="P15"><text:tab/>=&gt; sm_representation<text:tab/>:REP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;</text:p>
        <text:p text:style-name="P15">access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size<text:tab/>:EXP</text:p>
        <text:p text:style-name="P15"><text:tab/>=&gt; sm_storage_size<text:tab/>:EXP</text:p>
        <text:p text:style-name="P15"><text:tab/>=&gt; sm_is_controlled<text:tab/>:BOOLEAN</text:p>
        <text:p text:style-name="P15"><text:tab/>=&gt; sm_desig_type<text:tab/>:TYPE_SPEC</text:p>
        <text:p text:style-name="P15"><text:tab/>=&gt; sm_master<text:tab/>:ALL_DECL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offset<text:tab/>:Integer</text:p>
        <text:p text:style-name="P15"><text:tab/>=&gt; cd_constrained<text:tab/>:BOOLEAN</text:p>
        <text:p text:style-name="P15"><text:tab/>;</text:p>
        <text:p text:style-name="P15">constrained_array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depends_on_dscrmt<text:tab/>:BOOLEAN</text:p>
        <text:p text:style-name="P15"><text:tab/>=&gt; sm_index_subtype_s<text:tab/>:scalar_s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alignment<text:tab/>:Integer</text:p>
        <text:p text:style-name="P15"><text:tab/>=&gt; cd_offset<text:tab/>:Integer</text:p>
        <text:p text:style-name="P15"><text:tab/>=&gt; cd_dimensions<text:tab/>:Integer</text:p>
        <text:p text:style-name="P15"><text:tab/>;</text:p>
        <text:p text:style-name="P15">constrained_record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depends_on_dscrmt<text:tab/>:BOOLEAN</text:p>
        <text:p text:style-name="P15"><text:tab/>=&gt; sm_normalized_dscrmt_s<text:tab/>:exp_s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alignment<text:tab/>:Integer</text:p>
        <text:p text:style-name="P15"><text:tab/>;</text:p>
        <text:p text:style-name="P15">constrained_access<text:tab/>=&gt;</text:p>
        <text:p text:style-name="P15"><text:tab/>=&gt; sm_derived<text:tab/>:TYPE_SPEC</text:p>
        <text:p text:style-name="P15"><text:tab/>=&gt; sm_is_anonymous<text:tab/>:BOOLEAN</text:p>
        <text:p text:style-name="P15"><text:tab/>=&gt; sm_base_type<text:tab/>:TYPE_SPEC</text:p>
        <text:p text:style-name="P15"><text:tab/>=&gt; sm_depends_on_dscrmt<text:tab/>:BOOLEAN</text:p>
        <text:p text:style-name="P15"><text:tab/>=&gt; sm_desig_type<text:tab/>:TYPE_SPEC</text:p>
        <text:p text:style-name="P15"><text:tab/>=&gt; xd_source_name<text:tab/>:SOURCE_NAME</text:p>
        <text:p text:style-name="P15"><text:tab/>=&gt; cd_comp_unit<text:tab/>:Integer</text:p>
        <text:p text:style-name="P15"><text:tab/>=&gt; cd_level<text:tab/>:Integer</text:p>
        <text:p text:style-name="P15"><text:tab/>=&gt; cd_compiled<text:tab/>:BOOLEAN</text:p>
        <text:p text:style-name="P15"><text:tab/>=&gt; cd_impl_size<text:tab/>:Integer</text:p>
        <text:p text:style-name="P15"><text:tab/>=&gt; cd_alignment<text:tab/>:Integer</text:p>
        <text:p text:style-name="P15"><text:tab/>;</text:p>
        <text:p text:style-name="P15">private<text:tab/>=&gt;</text:p>
        <text:p text:style-name="P15"><text:tab/>=&gt; sm_derived<text:tab/>:TYPE_SPEC</text:p>
        <text:p text:style-name="P15"><text:tab/>=&gt; sm_is_anonymous<text:tab/>:BOOLEAN</text:p>
        <text:p text:style-name="P15"><text:tab/>=&gt; sm_discriminant_s<text:tab/>:dscrmt_decl_s</text:p>
        <text:p text:style-name="P15"><text:tab/>=&gt; sm_type_spec<text:tab/>:TYPE_SPEC</text:p>
        <text:p text:style-name="P15"><text:tab/>=&gt; xd_source_name<text:tab/>:SOURCE_NAME</text:p>
        <text:p text:style-name="P15"><text:tab/>;</text:p>
        <text:p text:style-name="P15">l_private<text:tab/>=&gt;</text:p>
        <text:p text:style-name="P15"><text:tab/>=&gt; sm_derived<text:tab/>:TYPE_SPEC</text:p>
        <text:p text:style-name="P15"><text:tab/>=&gt; sm_is_anonymous<text:tab/>:BOOLEAN</text:p>
        <text:p text:style-name="P15"><text:tab/>=&gt; sm_discriminant_s<text:tab/>:dscrmt_decl_s</text:p>
        <text:p text:style-name="P15"><text:tab/>=&gt; sm_type_spec<text:tab/>:TYPE_SPEC</text:p>
        <text:p text:style-name="P15"><text:tab/>=&gt; xd_source_name<text:tab/>:SOURCE_NAME</text:p>
        <text:p text:style-name="P15"><text:tab/>;</text:p>
        <text:p text:style-name="P15"><text:soft-page-break/>incomplete<text:tab/>=&gt;</text:p>
        <text:p text:style-name="P15"><text:tab/>=&gt; sm_discriminant_s<text:tab/>:dscrmt_decl_s</text:p>
        <text:p text:style-name="P15"><text:tab/>=&gt; xd_source_name<text:tab/>:SOURCE_NAME</text:p>
        <text:p text:style-name="P15"><text:tab/>=&gt; xd_full_type_spec<text:tab/>:TYPE_SPEC</text:p>
        <text:p text:style-name="P15"><text:tab/>;</text:p>
        <text:p text:style-name="P15">universal_integer<text:tab/>=&gt;</text:p>
        <text:p text:style-name="P15"><text:tab/>;</text:p>
        <text:p text:style-name="P15">universal_fixed<text:tab/>=&gt;</text:p>
        <text:p text:style-name="P15"><text:tab/>;</text:p>
        <text:p text:style-name="P15">universal_real<text:tab/>=&gt;</text:p>
        <text:p text:style-name="P15"><text:tab/>;</text:p>
        <text:p text:style-name="P15">real_val<text:tab/>=&gt;</text:p>
        <text:p text:style-name="P15"><text:tab/>=&gt; xd_numer<text:tab/>:num_val</text:p>
        <text:p text:style-name="P15"><text:tab/>=&gt; xd_denom<text:tab/>:num_val</text:p>
        <text:p text:style-name="P15"><text:tab/>;</text:p>
        <text:p text:style-name="P15">trans_with<text:tab/>=&gt;</text:p>
        <text:p text:style-name="P15"><text:tab/>=&gt; tw_filename<text:tab/>:txtrep</text:p>
        <text:p text:style-name="P15"><text:tab/>=&gt; tw_comp_unit<text:tab/>:compilation_unit</text:p>
        <text:p text:style-name="P15"><text:tab/>;</text:p>
        <text:p text:style-name="P15">lib_info<text:tab/>=&gt;</text:p>
        <text:p text:style-name="P15"><text:tab/>=&gt; xd_short<text:tab/>:txtrep</text:p>
        <text:p text:style-name="P15"><text:tab/>=&gt; xd_primary<text:tab/>:txtrep</text:p>
        <text:p text:style-name="P15"><text:tab/>=&gt; xd_secondary<text:tab/>:txtrep</text:p>
        <text:p text:style-name="P15"><text:tab/>;</text:p>
        <text:p text:style-name="P15">def<text:tab/>=&gt;</text:p>
        <text:p text:style-name="P15"><text:tab/>=&gt; xd_header<text:tab/>:HEADER</text:p>
        <text:p text:style-name="P15"><text:tab/>=&gt; xd_source_name<text:tab/>:SOURCE_NAME</text:p>
        <text:p text:style-name="P15"><text:tab/>=&gt; xd_region_def<text:tab/>:def</text:p>
        <text:p text:style-name="P15"><text:tab/>=&gt; xd_is_in_spec<text:tab/>:BOOLEAN</text:p>
        <text:p text:style-name="P15"><text:tab/>=&gt; xd_lex_level<text:tab/>:Integer</text:p>
        <text:p text:style-name="P15"><text:tab/>=&gt; xd_is_used<text:tab/>:BOOLEAN</text:p>
        <text:p text:style-name="P15"><text:tab/>;</text:p>
        <text:p text:style-name="P15">any_access<text:tab/>=&gt;</text:p>
        <text:p text:style-name="P15"><text:tab/>;</text:p>
        <text:p text:style-name="P15">any_composite<text:tab/>=&gt;</text:p>
        <text:p text:style-name="P15"><text:tab/>;</text:p>
        <text:p text:style-name="P15">any_string<text:tab/>=&gt;</text:p>
        <text:p text:style-name="P15"><text:tab/>;</text:p>
        <text:p text:style-name="P15">any_access_of<text:tab/>=&gt;</text:p>
        <text:p text:style-name="P15"><text:tab/>=&gt; xd_item<text:tab/>:ITEM</text:p>
        <text:p text:style-name="P15"><text:tab/>;</text:p>
        <text:p text:style-name="P15">any_integer<text:tab/>=&gt;</text:p>
        <text:p text:style-name="P15"><text:tab/>;</text:p>
        <text:p text:style-name="P15">any_real<text:tab/>=&gt;</text:p>
        <text:p text:style-name="P15"><text:tab/>;</text:p>
        <text:p text:style-name="P15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</text:section>
      <text:section text:style-name="Sect1" text:name="Explications">
        <text:p text:style-name="P55"><text:bookmark-start text:name="explications_compilation_unit"/>explications compilation_unit :<text:bookmark-end text:name="explications_compilation_unit"/></text:p>
        <text:p text:style-name="P4"/>
        <text:p text:style-name="P6"><text:span text:style-name="T15">Le</text:span> champ « <text:span text:style-name="T16">as_all_decl </text:span>» de type classe ALL_DECL ne contient pas de liste mais seulement le premier élément ITEM représentant l’unité de compilation.</text:p>
        <text:p text:style-name="P6">Les listes de déclarations et d’instructions sont contenues plus bas dans des listes d’ITEM att<text:span text:style-name="T14">r</text:span>ibuées aux spécifications de package (HEADER) ou aux BODY.</text:p>
        <text:p text:style-name="P4"/>
        <text:p text:style-name="P8">Au sujet des unités de compilation, il faut se reporter à la section RM-10.1 du manuel de référence Ada.</text:p>
        <text:p text:style-name="P5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0">unité de compilation::=</text:p>
            </table:table-cell>
            <table:table-cell table:style-name="Tableau1.A1" office:value-type="string">
              <text:p text:style-name="P70"/>
            </table:table-cell>
            <table:table-cell table:style-name="Tableau1.C1" office:value-type="string">
              <text:p text:style-name="P70"/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9"><text:span text:style-name="T17">clause de contexte | unité de librairie</text:span></text:p>
            </table:table-cell>
            <table:table-cell table:style-name="Tableau1.C2" office:value-type="string">
              <text:p text:style-name="P70"/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clause de contexte | unité secondaire</text:p>
            </table:table-cell>
            <table:table-cell table:style-name="Tableau1.C2" office:value-type="string">
              <text:p text:style-name="P70"/>
            </table:table-cell>
          </table:table-row>
          <table:table-row>
            <table:table-cell table:style-name="Tableau1.A2" office:value-type="string">
              <text:p text:style-name="P10">unité de librairie::=</text:p>
            </table:table-cell>
            <table:table-cell table:style-name="Tableau1.A2" office:value-type="string">
              <text:p text:style-name="P70"/>
            </table:table-cell>
            <table:table-cell table:style-name="Tableau1.C2" office:value-type="string">
              <text:p text:style-name="P70"/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déclaration de sous-programme</text:p>
            </table:table-cell>
            <table:table-cell table:style-name="Tableau1.C2" office:value-type="string">
              <text:p text:style-name="P72">procedure X (…) ; <text:s/>function Y (…) ;</text:p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déclaration de package</text:p>
            </table:table-cell>
            <table:table-cell table:style-name="Tableau1.C2" office:value-type="string">
              <text:p text:style-name="P72">package X is … end X ;</text:p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déclaration de package ou sous-programme générique</text:p>
            </table:table-cell>
            <table:table-cell table:style-name="Tableau1.C2" office:value-type="string">
              <text:p text:style-name="P70"><text:span text:style-name="T18">generic … procedure G</text:span><text:span text:style-name="T19">P </text:span><text:span text:style-name="T18">( … ) ; <text:s text:c="4"/>generic … function </text:span><text:span text:style-name="T19">GF </text:span><text:span text:style-name="T18">( … ) ; <text:s text:c="4"/>generic … package </text:span><text:span text:style-name="T19">GP</text:span><text:span text:style-name="T18"> is … end </text:span><text:span text:style-name="T19">GP</text:span><text:span text:style-name="T18">;</text:span></text:p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instantiation de générique</text:p>
            </table:table-cell>
            <table:table-cell table:style-name="Tableau1.C2" office:value-type="string">
              <text:p text:style-name="P70"><text:span text:style-name="T19">procedure IP is new GP ( … ) ; <text:s text:c="4"/>function IF is new GF ( … ) ; <text:s text:c="4"/>package IP is new GP ( … ) ;</text:span></text:p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corps de sous-programme</text:p>
            </table:table-cell>
            <table:table-cell table:style-name="Tableau1.C2" office:value-type="string">
              <text:p text:style-name="P70"><text:span text:style-name="T20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22">subprogram_body</text:span></text:a></text:p>
            </table:table-cell>
          </table:table-row>
          <table:table-row>
            <table:table-cell table:style-name="Tableau1.A2" office:value-type="string">
              <text:p text:style-name="P10">unité secondaire::=</text:p>
            </table:table-cell>
            <table:table-cell table:style-name="Tableau1.A2" office:value-type="string">
              <text:p text:style-name="P70"/>
            </table:table-cell>
            <table:table-cell table:style-name="Tableau1.C2" office:value-type="string">
              <text:p text:style-name="P70"/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54">corps d’unité de librairie</text:p>
            </table:table-cell>
            <table:table-cell table:style-name="Tableau1.C2" office:value-type="string">
              <text:p text:style-name="P71"><text:span text:style-name="T20">procedure P ( … ) is … begin … end P ; <text:s text:c="4"/>function F ( … ) is … begin … end F; <text:s text:c="3"/></text:span><text:span text:style-name="T21">package body K is … end K ;</text:span></text:p>
            </table:table-cell>
          </table:table-row>
          <table:table-row>
            <table:table-cell table:style-name="Tableau1.A2" office:value-type="string">
              <text:p text:style-name="P70"/>
            </table:table-cell>
            <table:table-cell table:style-name="Tableau1.A2" office:value-type="string">
              <text:p text:style-name="P9"><text:span text:style-name="T17">sous-unité</text:span></text:p>
            </table:table-cell>
            <table:table-cell table:style-name="Tableau1.C2" office:value-type="string">
              <text:p text:style-name="P73">separate ( X ) package <text:span text:style-name="T26">body </text:span>Y is … end Y ;</text:p>
            </table:table-cell>
          </table:table-row>
        </table:table>
        <text:p text:style-name="P5"/>
        <text:p text:style-name="P7"><text:a xlink:type="simple" xlink:href="#compilation_unit" text:style-name="Internet_20_link" text:visited-style-name="Visited_20_Internet_20_Link">(retour)</text:a></text:p>
        <text:p text:style-name="P7"/>
        <text:p text:style-name="P7"/>
        <text:p text:style-name="P56"><text:bookmark-start text:name="explications_address"/>explications address :<text:bookmark-end text:name="explications_address"/></text:p>
        <text:p text:style-name="P12"/>
        <text:p text:style-name="P12">La clause d’adressage RM-13.5 <text:span text:style-name="T24">sert à imposer une adresse définie à un objet. Elle </text:span>s’écrit :</text:p>
        <text:p text:style-name="P12">for M<text:span text:style-name="T24">A_VARIABLE</text:span> use at …</text:p>
        <text:p text:style-name="P12"/>
        <text:p text:style-name="P12"><text:a xlink:type="simple" xlink:href="#address" text:style-name="Internet_20_link" text:visited-style-name="Visited_20_Internet_20_Link">(retour)</text:a></text:p>
        <text:p text:style-name="P12"/>
        <text:p text:style-name="P57"><text:bookmark-start text:name="explications_record_rep"/>explications record_rep :<text:bookmark-end text:name="explications_record_rep"/></text:p>
        <text:p text:style-name="P13"/>
        <text:p text:style-name="P13">La clause de représentation d’enregistrement <text:span text:style-name="T23">RM-13.4 </text:span>s’écrit :</text:p>
        <text:p text:style-name="P13"/>
        <text:p text:style-name="P13">for ENREGISTREMENT use record at mod …</text:p>
        <text:p text:style-name="P13"/>
        <text:p text:style-name="P14"><text:a xlink:type="simple" xlink:href="#record_rep" text:style-name="Internet_20_link" text:visited-style-name="Visited_20_Internet_20_Link">(retour)</text:a></text:p>
        <text:p text:style-name="P14"/>
        <text:p text:style-name="P14"/>
        <text:p text:style-name="P58"><text:bookmark-start text:name="explications _deferred_constant_decl "/>explications <text:s/>deferred_constant_decl :<text:bookmark-end text:name="explications _deferred_constant_decl "/></text:p>
        <text:p text:style-name="P49"/>
        <text:p text:style-name="P49">RM-7.4</text:p>
        <text:p text:style-name="P49"/>
        <text:p text:style-name="P49"><text:a xlink:type="simple" xlink:href="#deferred_constant_decl" text:style-name="Internet_20_link" text:visited-style-name="Visited_20_Internet_20_Link">(retour)</text:a></text:p>
        <text:p text:style-name="P49"/>
        <text:p text:style-name="P59"><text:bookmark-start text:name="explications_number_decl"/>explications number_decl :<text:bookmark-end text:name="explications_number_decl"/></text:p>
        <text:p text:style-name="P50"><text:soft-page-break/>RM-3.2.2</text:p>
        <text:p text:style-name="P50"/>
        <text:p text:style-name="P50"><text:a xlink:type="simple" xlink:href="#number_decl" text:style-name="Internet_20_link" text:visited-style-name="Visited_20_Internet_20_Link">(retour)</text:a></text:p>
        <text:p text:style-name="P50"/>
        <text:p text:style-name="P50"/>
        <text:p text:style-name="P49"/>
        <text:p text:style-name="P4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0T20:09:43.578418523</dc:date>
    <meta:editing-duration>PT10H7M35S</meta:editing-duration>
    <meta:editing-cycles>85</meta:editing-cycles>
    <meta:generator>LibreOffice/7.5.9.2$Linux_X86_64 LibreOffice_project/50$Build-2</meta:generator>
    <meta:document-statistic meta:table-count="1" meta:image-count="0" meta:object-count="0" meta:page-count="14" meta:paragraph-count="1366" meta:word-count="3587" meta:character-count="27377" meta:non-whitespace-character-count="24033"/>
  </office:meta>
</office:document-meta>
</file>